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264fda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2c105f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3e14db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3fde58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rsid="000fbe66" officeooo:paragraph-rsid="007da930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officeooo:rsid="00264fda" officeooo:paragraph-rsid="007f3559" style:font-name-asian="WenQuanYi Micro Hei" style:font-size-asian="14pt" style:font-size-complex="14pt"/>
    </style:style>
    <style:style style:name="P8" style:family="paragraph" style:parent-style-name="Standard">
      <style:text-properties style:font-name="WenQuanYi Micro Hei" fo:font-size="14pt" officeooo:rsid="002c105f" officeooo:paragraph-rsid="002f721b" style:font-name-asian="WenQuanYi Micro Hei" style:font-size-asian="14pt" style:font-size-complex="14pt"/>
    </style:style>
    <style:style style:name="P9" style:family="paragraph" style:parent-style-name="Standard">
      <style:text-properties style:font-name="WenQuanYi Micro Hei" fo:font-size="14pt" officeooo:rsid="004f93e4" officeooo:paragraph-rsid="007f3559" style:font-name-asian="WenQuanYi Micro Hei" style:font-size-asian="14pt" style:font-size-complex="14pt"/>
    </style:style>
    <style:style style:name="P10" style:family="paragraph" style:parent-style-name="Standard">
      <style:text-properties style:font-name="WenQuanYi Micro Hei" fo:font-size="14pt" officeooo:rsid="004f93e4" officeooo:paragraph-rsid="009fd72f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officeooo:rsid="004f93e4" officeooo:paragraph-rsid="00b2e66b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rsid="004f93e4" officeooo:paragraph-rsid="00b5ec6b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4pt" officeooo:rsid="004f93e4" officeooo:paragraph-rsid="00bb05e7" style:font-name-asian="WenQuanYi Micro Hei" style:font-size-asian="14pt" style:font-size-complex="14pt"/>
    </style:style>
    <style:style style:name="P14" style:family="paragraph" style:parent-style-name="Standard">
      <style:text-properties style:font-name="WenQuanYi Micro Hei" fo:font-size="14pt" officeooo:rsid="004f93e4" officeooo:paragraph-rsid="00ce37ee" style:font-name-asian="WenQuanYi Micro Hei" style:font-size-asian="14pt" style:font-size-complex="14pt"/>
    </style:style>
    <style:style style:name="P15" style:family="paragraph" style:parent-style-name="Standard">
      <style:text-properties style:font-name="WenQuanYi Micro Hei" fo:font-size="14pt" officeooo:rsid="007bb745" officeooo:paragraph-rsid="007fb602" style:font-name-asian="WenQuanYi Micro Hei" style:font-size-asian="14pt" style:font-size-complex="14pt"/>
    </style:style>
    <style:style style:name="P16" style:family="paragraph" style:parent-style-name="Standard">
      <style:text-properties style:font-name="WenQuanYi Micro Hei" fo:font-size="14pt" officeooo:rsid="007bb745" officeooo:paragraph-rsid="00838a00" style:font-name-asian="WenQuanYi Micro Hei" style:font-size-asian="14pt" style:font-size-complex="14pt"/>
    </style:style>
    <style:style style:name="P17" style:family="paragraph" style:parent-style-name="Standard">
      <style:text-properties style:font-name="WenQuanYi Micro Hei" fo:font-size="14pt" officeooo:rsid="007bb745" officeooo:paragraph-rsid="0089106c" style:font-name-asian="WenQuanYi Micro Hei" style:font-size-asian="14pt" style:font-size-complex="14pt"/>
    </style:style>
    <style:style style:name="P18" style:family="paragraph" style:parent-style-name="Standard">
      <style:text-properties style:font-name="WenQuanYi Micro Hei" fo:font-size="14pt" officeooo:rsid="007bb745" officeooo:paragraph-rsid="00981d12" style:font-name-asian="WenQuanYi Micro Hei" style:font-size-asian="14pt" style:font-size-complex="14pt"/>
    </style:style>
    <style:style style:name="P19" style:family="paragraph" style:parent-style-name="Standard">
      <style:text-properties style:font-name="WenQuanYi Micro Hei" fo:font-size="14pt" officeooo:rsid="007bb745" officeooo:paragraph-rsid="00ee039b" style:font-name-asian="WenQuanYi Micro Hei" style:font-size-asian="14pt" style:font-size-complex="14pt"/>
    </style:style>
    <style:style style:name="P20" style:family="paragraph" style:parent-style-name="Standard">
      <style:text-properties style:font-name="WenQuanYi Micro Hei" fo:font-size="14pt" officeooo:paragraph-rsid="007f3559" style:font-name-asian="WenQuanYi Micro Hei" style:font-size-asian="14pt" style:font-size-complex="14pt"/>
    </style:style>
    <style:style style:name="P21" style:family="paragraph" style:parent-style-name="Standard">
      <style:text-properties style:font-name="WenQuanYi Micro Hei" fo:font-size="14pt" officeooo:paragraph-rsid="00d3bea1" style:font-name-asian="WenQuanYi Micro Hei" style:font-size-asian="14pt" style:font-size-complex="14pt"/>
    </style:style>
    <style:style style:name="P22" style:family="paragraph" style:parent-style-name="Standard">
      <style:text-properties style:font-name="WenQuanYi Micro Hei" fo:font-size="14pt" officeooo:paragraph-rsid="00e485f0" style:font-name-asian="WenQuanYi Micro Hei" style:font-size-asian="14pt" style:font-size-complex="14pt"/>
    </style:style>
    <style:style style:name="P23" style:family="paragraph" style:parent-style-name="Standard">
      <style:text-properties style:font-name="WenQuanYi Micro Hei" fo:font-size="14pt" officeooo:paragraph-rsid="010fb471" style:font-name-asian="WenQuanYi Micro Hei" style:font-size-asian="14pt" style:font-size-complex="14pt"/>
    </style:style>
    <style:style style:name="P24" style:family="paragraph" style:parent-style-name="Standard">
      <style:text-properties style:font-name="WenQuanYi Micro Hei" fo:font-size="14pt" officeooo:paragraph-rsid="01100635" style:font-name-asian="WenQuanYi Micro Hei" style:font-size-asian="14pt" style:font-size-complex="14pt"/>
    </style:style>
    <style:style style:name="P25" style:family="paragraph" style:parent-style-name="Standard">
      <style:text-properties style:font-name="WenQuanYi Micro Hei" fo:font-size="14pt" officeooo:paragraph-rsid="011c2dd7" style:font-name-asian="WenQuanYi Micro Hei" style:font-size-asian="14pt" style:font-size-complex="14pt"/>
    </style:style>
    <style:style style:name="P26" style:family="paragraph" style:parent-style-name="Standard">
      <style:text-properties style:font-name="WenQuanYi Micro Hei" fo:font-size="14pt" officeooo:paragraph-rsid="011ebcc5" style:font-name-asian="WenQuanYi Micro Hei" style:font-size-asian="14pt" style:font-size-complex="14pt"/>
    </style:style>
    <style:style style:name="P27" style:family="paragraph" style:parent-style-name="Standard">
      <style:text-properties style:font-name="WenQuanYi Micro Hei" fo:font-size="14pt" officeooo:paragraph-rsid="012b2f9d" style:font-name-asian="WenQuanYi Micro Hei" style:font-size-asian="14pt" style:font-size-complex="14pt"/>
    </style:style>
    <style:style style:name="P28" style:family="paragraph" style:parent-style-name="Standard">
      <style:text-properties style:font-name="WenQuanYi Micro Hei" fo:font-size="14pt" officeooo:paragraph-rsid="012e06ad" style:font-name-asian="WenQuanYi Micro Hei" style:font-size-asian="14pt" style:font-size-complex="14pt"/>
    </style:style>
    <style:style style:name="P29" style:family="paragraph" style:parent-style-name="Standard">
      <style:text-properties style:font-name="WenQuanYi Micro Hei" fo:font-size="14pt" officeooo:paragraph-rsid="0135780c" style:font-name-asian="WenQuanYi Micro Hei" style:font-size-asian="14pt" style:font-size-complex="14pt"/>
    </style:style>
    <style:style style:name="P30" style:family="paragraph" style:parent-style-name="Standard">
      <style:text-properties style:font-name="WenQuanYi Micro Hei" fo:font-size="14pt" officeooo:paragraph-rsid="013ccd68" style:font-name-asian="WenQuanYi Micro Hei" style:font-size-asian="14pt" style:font-size-complex="14pt"/>
    </style:style>
    <style:style style:name="P31" style:family="paragraph" style:parent-style-name="Standard">
      <style:text-properties style:font-name="WenQuanYi Micro Hei" fo:font-size="14pt" officeooo:paragraph-rsid="015427b7" style:font-name-asian="WenQuanYi Micro Hei" style:font-size-asian="14pt" style:font-size-complex="14pt"/>
    </style:style>
    <style:style style:name="P32" style:family="paragraph" style:parent-style-name="Standard">
      <style:text-properties style:font-name="WenQuanYi Micro Hei" fo:font-size="14pt" officeooo:paragraph-rsid="0162e51e" style:font-name-asian="WenQuanYi Micro Hei" style:font-size-asian="14pt" style:font-size-complex="14pt"/>
    </style:style>
    <style:style style:name="P33" style:family="paragraph" style:parent-style-name="Standard">
      <style:text-properties style:font-name="WenQuanYi Micro Hei" fo:font-size="14pt" officeooo:paragraph-rsid="01650945" style:font-name-asian="WenQuanYi Micro Hei" style:font-size-asian="14pt" style:font-size-complex="14pt"/>
    </style:style>
    <style:style style:name="P34" style:family="paragraph" style:parent-style-name="Standard">
      <style:text-properties style:font-name="WenQuanYi Micro Hei" fo:font-size="14pt" officeooo:paragraph-rsid="01829caf" style:font-name-asian="WenQuanYi Micro Hei" style:font-size-asian="14pt" style:font-size-complex="14pt"/>
    </style:style>
    <style:style style:name="P35" style:family="paragraph" style:parent-style-name="Standard">
      <style:text-properties style:font-name="WenQuanYi Micro Hei" fo:font-size="14pt" officeooo:paragraph-rsid="0183e03d" style:font-name-asian="WenQuanYi Micro Hei" style:font-size-asian="14pt" style:font-size-complex="14pt"/>
    </style:style>
    <style:style style:name="P36" style:family="paragraph" style:parent-style-name="Standard">
      <style:text-properties style:font-name="WenQuanYi Micro Hei" fo:font-size="14pt" officeooo:rsid="00a79b38" officeooo:paragraph-rsid="00a79b38" style:font-name-asian="WenQuanYi Micro Hei" style:font-size-asian="14pt" style:font-size-complex="14pt"/>
    </style:style>
    <style:style style:name="P37" style:family="paragraph" style:parent-style-name="Standard">
      <style:text-properties style:font-name="WenQuanYi Micro Hei" fo:font-size="14pt" officeooo:rsid="00bb05e7" officeooo:paragraph-rsid="00bb05e7" style:font-name-asian="WenQuanYi Micro Hei" style:font-size-asian="14pt" style:font-size-complex="14pt"/>
    </style:style>
    <style:style style:name="P38" style:family="paragraph" style:parent-style-name="Standard">
      <style:text-properties style:font-name="WenQuanYi Micro Hei" fo:font-size="14pt" officeooo:rsid="00c642fc" officeooo:paragraph-rsid="00c642fc" style:font-name-asian="WenQuanYi Micro Hei" style:font-size-asian="14pt" style:font-size-complex="14pt"/>
    </style:style>
    <style:style style:name="P39" style:family="paragraph" style:parent-style-name="Standard">
      <style:text-properties style:font-name="WenQuanYi Micro Hei" fo:font-size="14pt" officeooo:rsid="011c2dd7" officeooo:paragraph-rsid="011c2dd7" style:font-name-asian="WenQuanYi Micro Hei" style:font-size-asian="14pt" style:font-size-complex="14pt"/>
    </style:style>
    <style:style style:name="P40" style:family="paragraph" style:parent-style-name="Standard">
      <style:text-properties style:font-name="WenQuanYi Micro Hei" fo:font-size="14pt" officeooo:rsid="018f8572" officeooo:paragraph-rsid="0183e03d" style:font-name-asian="WenQuanYi Micro Hei" style:font-size-asian="14pt" style:font-size-complex="14pt"/>
    </style:style>
    <style:style style:name="P41" style:family="paragraph" style:parent-style-name="Standard">
      <style:text-properties style:font-name="WenQuanYi Micro Hei" fo:font-size="14pt" officeooo:rsid="01926fa6" officeooo:paragraph-rsid="019660da" style:font-name-asian="WenQuanYi Micro Hei" style:font-size-asian="14pt" style:font-size-complex="14pt"/>
    </style:style>
    <style:style style:name="P42" style:family="paragraph" style:parent-style-name="Standard">
      <style:text-properties style:font-name="WenQuanYi Micro Hei" fo:font-size="14pt" officeooo:rsid="00dce4d4" officeooo:paragraph-rsid="019d7e77" style:font-name-asian="WenQuanYi Micro Hei" style:font-size-asian="14pt" style:font-size-complex="14pt"/>
    </style:style>
    <style:style style:name="P43" style:family="paragraph" style:parent-style-name="Standard">
      <style:text-properties style:font-name="WenQuanYi Micro Hei" fo:font-size="14pt" officeooo:rsid="00dce4d4" officeooo:paragraph-rsid="01a65f40" style:font-name-asian="WenQuanYi Micro Hei" style:font-size-asian="14pt" style:font-size-complex="14pt"/>
    </style:style>
    <style:style style:name="P44" style:family="paragraph" style:parent-style-name="Standard">
      <style:text-properties style:font-name="WenQuanYi Micro Hei" fo:font-size="14pt" officeooo:rsid="00dce4d4" officeooo:paragraph-rsid="01a98f2d" style:font-name-asian="WenQuanYi Micro Hei" style:font-size-asian="14pt" style:font-size-complex="14pt"/>
    </style:style>
    <style:style style:name="P45" style:family="paragraph" style:parent-style-name="Standard">
      <style:text-properties style:font-name="WenQuanYi Micro Hei" fo:font-size="14pt" officeooo:rsid="00dce4d4" officeooo:paragraph-rsid="01ad87be" style:font-name-asian="WenQuanYi Micro Hei" style:font-size-asian="14pt" style:font-size-complex="14pt"/>
    </style:style>
    <style:style style:name="P46" style:family="paragraph" style:parent-style-name="Standard">
      <style:text-properties style:font-name="WenQuanYi Micro Hei" fo:font-size="14pt" officeooo:rsid="00dce4d4" officeooo:paragraph-rsid="01bc6db6" style:font-name-asian="WenQuanYi Micro Hei" style:font-size-asian="14pt" style:font-size-complex="14pt"/>
    </style:style>
    <style:style style:name="P47" style:family="paragraph" style:parent-style-name="Standard">
      <style:text-properties style:font-name="WenQuanYi Micro Hei" fo:font-size="14pt" officeooo:rsid="00dce4d4" officeooo:paragraph-rsid="01c0c426" style:font-name-asian="WenQuanYi Micro Hei" style:font-size-asian="14pt" style:font-size-complex="14pt"/>
    </style:style>
    <style:style style:name="P48" style:family="paragraph" style:parent-style-name="Standard">
      <style:text-properties style:font-name="WenQuanYi Micro Hei" fo:font-size="14pt" officeooo:rsid="00dce4d4" officeooo:paragraph-rsid="01c78202" style:font-name-asian="WenQuanYi Micro Hei" style:font-size-asian="14pt" style:font-size-complex="14pt"/>
    </style:style>
    <style:style style:name="P49" style:family="paragraph" style:parent-style-name="Standard">
      <style:text-properties style:font-name="WenQuanYi Micro Hei" fo:font-size="14pt" officeooo:rsid="00dce4d4" officeooo:paragraph-rsid="01cfeca2" style:font-name-asian="WenQuanYi Micro Hei" style:font-size-asian="14pt" style:font-size-complex="14pt"/>
    </style:style>
    <style:style style:name="P50" style:family="paragraph" style:parent-style-name="Standard">
      <style:text-properties style:font-name="WenQuanYi Micro Hei" fo:font-size="14pt" officeooo:rsid="00dce4d4" officeooo:paragraph-rsid="01d7a0ab" style:font-name-asian="WenQuanYi Micro Hei" style:font-size-asian="14pt" style:font-size-complex="14pt"/>
    </style:style>
    <style:style style:name="P51" style:family="paragraph" style:parent-style-name="Standard">
      <style:text-properties style:font-name="WenQuanYi Micro Hei" fo:font-size="14pt" officeooo:rsid="00dce4d4" officeooo:paragraph-rsid="01f4441e" style:font-name-asian="WenQuanYi Micro Hei" style:font-size-asian="14pt" style:font-size-complex="14pt"/>
    </style:style>
    <style:style style:name="P52" style:family="paragraph" style:parent-style-name="Standard">
      <style:text-properties style:font-name="WenQuanYi Micro Hei" fo:font-size="14pt" officeooo:rsid="00dce4d4" officeooo:paragraph-rsid="01f52564" style:font-name-asian="WenQuanYi Micro Hei" style:font-size-asian="14pt" style:font-size-complex="14pt"/>
    </style:style>
    <style:style style:name="P53" style:family="paragraph" style:parent-style-name="Standard">
      <style:text-properties style:font-name="WenQuanYi Micro Hei" fo:font-size="14pt" officeooo:rsid="00dce4d4" officeooo:paragraph-rsid="01fa2856" style:font-name-asian="WenQuanYi Micro Hei" style:font-size-asian="14pt" style:font-size-complex="14pt"/>
    </style:style>
    <style:style style:name="P54" style:family="paragraph" style:parent-style-name="Standard">
      <style:text-properties style:font-name="WenQuanYi Micro Hei" fo:font-size="14pt" officeooo:rsid="00dce4d4" officeooo:paragraph-rsid="01fd24e2" style:font-name-asian="WenQuanYi Micro Hei" style:font-size-asian="14pt" style:font-size-complex="14pt"/>
    </style:style>
    <style:style style:name="P55" style:family="paragraph" style:parent-style-name="Standard">
      <style:text-properties style:font-name="WenQuanYi Micro Hei" fo:font-size="14pt" officeooo:rsid="00dce4d4" officeooo:paragraph-rsid="0204d5c9" style:font-name-asian="WenQuanYi Micro Hei" style:font-size-asian="14pt" style:font-size-complex="14pt"/>
    </style:style>
    <style:style style:name="P56" style:family="paragraph" style:parent-style-name="Standard">
      <style:text-properties style:font-name="WenQuanYi Micro Hei" fo:font-size="14pt" officeooo:rsid="00dce4d4" officeooo:paragraph-rsid="02069e87" style:font-name-asian="WenQuanYi Micro Hei" style:font-size-asian="14pt" style:font-size-complex="14pt"/>
    </style:style>
    <style:style style:name="P57" style:family="paragraph" style:parent-style-name="Standard">
      <style:text-properties style:font-name="WenQuanYi Micro Hei" fo:font-size="14pt" officeooo:rsid="00dce4d4" officeooo:paragraph-rsid="020cb348" style:font-name-asian="WenQuanYi Micro Hei" style:font-size-asian="14pt" style:font-size-complex="14pt"/>
    </style:style>
    <style:style style:name="P58" style:family="paragraph" style:parent-style-name="Standard">
      <style:text-properties style:font-name="WenQuanYi Micro Hei" fo:font-size="14pt" officeooo:paragraph-rsid="02248dd6" style:font-name-asian="WenQuanYi Micro Hei" style:font-size-asian="14pt" style:font-size-complex="14pt"/>
    </style:style>
    <style:style style:name="P59" style:family="paragraph" style:parent-style-name="Standard">
      <style:text-properties style:font-name="WenQuanYi Micro Hei" fo:font-size="14pt" officeooo:paragraph-rsid="022bfacb" style:font-name-asian="WenQuanYi Micro Hei" style:font-size-asian="14pt" style:font-size-complex="14pt"/>
    </style:style>
    <style:style style:name="P60" style:family="paragraph" style:parent-style-name="Standard">
      <style:text-properties style:font-name="WenQuanYi Micro Hei" fo:font-size="14pt" officeooo:paragraph-rsid="022cc8b3" style:font-name-asian="WenQuanYi Micro Hei" style:font-size-asian="14pt" style:font-size-complex="14pt"/>
    </style:style>
    <style:style style:name="P61" style:family="paragraph" style:parent-style-name="Standard">
      <style:text-properties style:font-name="WenQuanYi Micro Hei" fo:font-size="14pt" officeooo:paragraph-rsid="02322c0c" style:font-name-asian="WenQuanYi Micro Hei" style:font-size-asian="14pt" style:font-size-complex="14pt"/>
    </style:style>
    <style:style style:name="P62" style:family="paragraph" style:parent-style-name="Standard">
      <style:text-properties style:font-name="WenQuanYi Micro Hei" fo:font-size="14pt" officeooo:paragraph-rsid="0248f1a5" style:font-name-asian="WenQuanYi Micro Hei" style:font-size-asian="14pt" style:font-size-complex="14pt"/>
    </style:style>
    <style:style style:name="P63" style:family="paragraph" style:parent-style-name="Standard">
      <style:text-properties style:font-name="WenQuanYi Micro Hei" fo:font-size="14pt" officeooo:paragraph-rsid="024f8f4a" style:font-name-asian="WenQuanYi Micro Hei" style:font-size-asian="14pt" style:font-size-complex="14pt"/>
    </style:style>
    <style:style style:name="P64" style:family="paragraph" style:parent-style-name="Standard">
      <style:text-properties style:font-name="WenQuanYi Micro Hei" fo:font-size="14pt" officeooo:paragraph-rsid="0253bb72" style:font-name-asian="WenQuanYi Micro Hei" style:font-size-asian="14pt" style:font-size-complex="14pt"/>
    </style:style>
    <style:style style:name="P65" style:family="paragraph" style:parent-style-name="Standard">
      <style:text-properties style:font-name="WenQuanYi Micro Hei" fo:font-size="14pt" officeooo:paragraph-rsid="02559499" style:font-name-asian="WenQuanYi Micro Hei" style:font-size-asian="14pt" style:font-size-complex="14pt"/>
    </style:style>
    <style:style style:name="P66" style:family="paragraph" style:parent-style-name="Standard">
      <style:text-properties style:font-name="WenQuanYi Micro Hei" fo:font-size="14pt" officeooo:paragraph-rsid="026268ea" style:font-name-asian="WenQuanYi Micro Hei" style:font-size-asian="14pt" style:font-size-complex="14pt"/>
    </style:style>
    <style:style style:name="P67" style:family="paragraph" style:parent-style-name="Standard">
      <style:text-properties style:font-name="WenQuanYi Micro Hei" fo:font-size="14pt" officeooo:paragraph-rsid="0265dc2e" style:font-name-asian="WenQuanYi Micro Hei" style:font-size-asian="14pt" style:font-size-complex="14pt"/>
    </style:style>
    <style:style style:name="P68" style:family="paragraph" style:parent-style-name="Standard">
      <style:text-properties style:font-name="WenQuanYi Micro Hei" fo:font-size="14pt" officeooo:paragraph-rsid="026949e9" style:font-name-asian="WenQuanYi Micro Hei" style:font-size-asian="14pt" style:font-size-complex="14pt"/>
    </style:style>
    <style:style style:name="P69" style:family="paragraph" style:parent-style-name="Standard">
      <style:text-properties style:font-name="WenQuanYi Micro Hei" fo:font-size="14pt" officeooo:paragraph-rsid="026e6c3b" style:font-name-asian="WenQuanYi Micro Hei" style:font-size-asian="14pt" style:font-size-complex="14pt"/>
    </style:style>
    <style:style style:name="P70" style:family="paragraph" style:parent-style-name="Standard">
      <style:text-properties style:font-name="WenQuanYi Micro Hei" fo:font-size="14pt" officeooo:paragraph-rsid="0279584b" style:font-name-asian="WenQuanYi Micro Hei" style:font-size-asian="14pt" style:font-size-complex="14pt"/>
    </style:style>
    <style:style style:name="P71" style:family="paragraph" style:parent-style-name="Standard">
      <style:text-properties style:font-name="WenQuanYi Micro Hei" fo:font-size="14pt" officeooo:paragraph-rsid="027c9ce9" style:font-name-asian="WenQuanYi Micro Hei" style:font-size-asian="14pt" style:font-size-complex="14pt"/>
    </style:style>
    <style:style style:name="P72" style:family="paragraph" style:parent-style-name="Standard">
      <style:text-properties style:font-name="WenQuanYi Micro Hei" officeooo:paragraph-rsid="0062b36a" style:font-name-asian="WenQuanYi Micro Hei"/>
    </style:style>
    <style:style style:name="P73" style:family="paragraph" style:parent-style-name="Standard">
      <style:text-properties style:font-name="WenQuanYi Micro Hei" officeooo:paragraph-rsid="00670e1c" style:font-name-asian="WenQuanYi Micro Hei"/>
    </style:style>
    <style:style style:name="P74" style:family="paragraph" style:parent-style-name="Standard">
      <style:text-properties style:font-name="WenQuanYi Micro Hei" officeooo:paragraph-rsid="006a910b" style:font-name-asian="WenQuanYi Micro Hei"/>
    </style:style>
    <style:style style:name="P75" style:family="paragraph" style:parent-style-name="Standard">
      <style:text-properties style:font-name="WenQuanYi Micro Hei" officeooo:paragraph-rsid="007f3559" style:font-name-asian="WenQuanYi Micro Hei"/>
    </style:style>
    <style:style style:name="P76" style:family="paragraph" style:parent-style-name="Standard">
      <style:text-properties style:font-name="WenQuanYi Micro Hei" officeooo:paragraph-rsid="00fdfd92" style:font-name-asian="WenQuanYi Micro Hei"/>
    </style:style>
    <style:style style:name="P7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1e456" officeooo:paragraph-rsid="0031e456" style:font-name-asian="WenQuanYi Micro Hei" style:font-size-asian="14pt" style:font-size-complex="14pt"/>
    </style:style>
    <style:style style:name="P7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20f4c" officeooo:paragraph-rsid="00320f4c" style:font-name-asian="WenQuanYi Micro Hei" style:font-size-asian="14pt" style:font-size-complex="14pt"/>
    </style:style>
    <style:style style:name="P7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3c226" officeooo:paragraph-rsid="0033c226" style:font-name-asian="WenQuanYi Micro Hei" style:font-size-asian="14pt" style:font-size-complex="14pt"/>
    </style:style>
    <style:style style:name="P8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58823" officeooo:paragraph-rsid="00358823" style:font-name-asian="WenQuanYi Micro Hei" style:font-size-asian="14pt" style:font-size-complex="14pt"/>
    </style:style>
    <style:style style:name="P8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b345b" officeooo:paragraph-rsid="003b345b" style:font-name-asian="WenQuanYi Micro Hei" style:font-size-asian="14pt" style:font-size-complex="14pt"/>
    </style:style>
    <style:style style:name="P8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525662" officeooo:paragraph-rsid="00525662" style:font-name-asian="WenQuanYi Micro Hei" style:font-size-asian="14pt" style:font-size-complex="14pt"/>
    </style:style>
    <style:style style:name="P8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525662" officeooo:paragraph-rsid="0070ed8f" style:font-name-asian="WenQuanYi Micro Hei" style:font-size-asian="14pt" style:font-size-complex="14pt"/>
    </style:style>
    <style:style style:name="P8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525662" officeooo:paragraph-rsid="00f6174b" style:font-name-asian="WenQuanYi Micro Hei" style:font-size-asian="14pt" style:font-size-complex="14pt"/>
    </style:style>
    <style:style style:name="P8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117c6e9" style:font-name-asian="WenQuanYi Micro Hei" style:font-size-asian="14pt" style:font-size-complex="14pt"/>
    </style:style>
    <style:style style:name="P8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1373a93" style:font-name-asian="WenQuanYi Micro Hei" style:font-size-asian="14pt" style:font-size-complex="14pt"/>
    </style:style>
    <style:style style:name="P8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ff6814" officeooo:paragraph-rsid="00ff6814" style:font-name-asian="WenQuanYi Micro Hei" style:font-size-asian="14pt" style:font-size-complex="14pt"/>
    </style:style>
    <style:style style:name="P8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b41dfa" officeooo:paragraph-rsid="00b41dfa" style:font-name-asian="WenQuanYi Micro Hei" style:font-size-asian="14pt" style:font-size-complex="14pt"/>
    </style:style>
    <style:style style:name="P8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c3a65b" officeooo:paragraph-rsid="00c3a65b" style:font-name-asian="WenQuanYi Micro Hei" style:font-size-asian="14pt" style:font-size-complex="14pt"/>
    </style:style>
    <style:style style:name="P9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d20a77" officeooo:paragraph-rsid="00d20a77" style:font-name-asian="WenQuanYi Micro Hei" style:font-size-asian="14pt" style:font-size-complex="14pt"/>
    </style:style>
    <style:style style:name="P9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24d81c" officeooo:paragraph-rsid="0124d81c" style:font-name-asian="WenQuanYi Micro Hei" style:font-size-asian="14pt" style:font-size-complex="14pt"/>
    </style:style>
    <style:style style:name="P9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3a592c" officeooo:paragraph-rsid="013a592c" style:font-name-asian="WenQuanYi Micro Hei" style:font-size-asian="14pt" style:font-size-complex="14pt"/>
    </style:style>
    <style:style style:name="P9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3c23d6" officeooo:paragraph-rsid="013c23d6" style:font-name-asian="WenQuanYi Micro Hei" style:font-size-asian="14pt" style:font-size-complex="14pt"/>
    </style:style>
    <style:style style:name="P9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484c67" officeooo:paragraph-rsid="01484c67" style:font-name-asian="WenQuanYi Micro Hei" style:font-size-asian="14pt" style:font-size-complex="14pt"/>
    </style:style>
    <style:style style:name="P95" style:family="paragraph" style:parent-style-name="Standard">
      <style:text-properties style:font-name="WenQuanYi Micro Hei" fo:font-size="14pt" officeooo:rsid="01946420" officeooo:paragraph-rsid="01946420" style:font-name-asian="WenQuanYi Micro Hei" style:font-size-asian="14pt" style:font-size-complex="14pt"/>
    </style:style>
    <style:style style:name="P96" style:family="paragraph" style:parent-style-name="Standard">
      <style:text-properties style:font-name="WenQuanYi Micro Hei" fo:font-size="14pt" officeooo:rsid="00e6d458" officeooo:paragraph-rsid="00e485f0" style:font-name-asian="WenQuanYi Micro Hei" style:font-size-asian="14pt" style:font-size-complex="14pt"/>
    </style:style>
    <style:style style:name="P97" style:family="paragraph" style:parent-style-name="Standard">
      <style:text-properties style:font-name="WenQuanYi Micro Hei" fo:font-size="14pt" officeooo:rsid="019d7e77" officeooo:paragraph-rsid="019d7e77" style:font-name-asian="WenQuanYi Micro Hei" style:font-size-asian="14pt" style:font-size-complex="14pt"/>
    </style:style>
    <style:style style:name="P98" style:family="paragraph" style:parent-style-name="Standard">
      <style:text-properties style:font-name="WenQuanYi Micro Hei" fo:font-size="14pt" officeooo:rsid="01c2b842" officeooo:paragraph-rsid="01c2b842" style:font-name-asian="WenQuanYi Micro Hei" style:font-size-asian="14pt" style:font-size-complex="14pt"/>
    </style:style>
    <style:style style:name="P99" style:family="paragraph" style:parent-style-name="Standard">
      <style:text-properties style:font-name="WenQuanYi Micro Hei" fo:font-size="14pt" officeooo:rsid="01c2e39e" officeooo:paragraph-rsid="01c2e39e" style:font-name-asian="WenQuanYi Micro Hei" style:font-size-asian="14pt" style:font-size-complex="14pt"/>
    </style:style>
    <style:style style:name="P100" style:family="paragraph" style:parent-style-name="Standard">
      <style:text-properties style:font-name="WenQuanYi Micro Hei" fo:font-size="14pt" officeooo:rsid="01f157f8" officeooo:paragraph-rsid="01f157f8" style:font-name-asian="WenQuanYi Micro Hei" style:font-size-asian="14pt" style:font-size-complex="14pt"/>
    </style:style>
    <style:style style:name="P101" style:family="paragraph" style:parent-style-name="Standard">
      <style:text-properties style:font-name="WenQuanYi Micro Hei" fo:font-size="14pt" officeooo:rsid="01ad87be" officeooo:paragraph-rsid="01ad87be" style:font-name-asian="WenQuanYi Micro Hei" style:font-size-asian="14pt" style:font-size-complex="14pt"/>
    </style:style>
    <style:style style:name="P102" style:family="paragraph" style:parent-style-name="Standard">
      <style:text-properties style:font-name="WenQuanYi Micro Hei" fo:font-size="14pt" officeooo:rsid="01c78202" officeooo:paragraph-rsid="01c78202" style:font-name-asian="WenQuanYi Micro Hei" style:font-size-asian="14pt" style:font-size-complex="14pt"/>
    </style:style>
    <style:style style:name="P103" style:family="paragraph" style:parent-style-name="Standard">
      <style:text-properties style:font-name="WenQuanYi Micro Hei" fo:font-size="14pt" officeooo:rsid="01d7a0ab" officeooo:paragraph-rsid="01d7a0ab" style:font-name-asian="WenQuanYi Micro Hei" style:font-size-asian="14pt" style:font-size-complex="14pt"/>
    </style:style>
    <style:style style:name="P104" style:family="paragraph" style:parent-style-name="Standard">
      <style:text-properties style:font-name="WenQuanYi Micro Hei" fo:font-size="14pt" officeooo:rsid="0204d5c9" officeooo:paragraph-rsid="0204d5c9" style:font-name-asian="WenQuanYi Micro Hei" style:font-size-asian="14pt" style:font-size-complex="14pt"/>
    </style:style>
    <style:style style:name="P105" style:family="paragraph" style:parent-style-name="Standard">
      <style:text-properties style:font-name="WenQuanYi Micro Hei" fo:font-size="14pt" officeooo:rsid="02069e87" officeooo:paragraph-rsid="02069e87" style:font-name-asian="WenQuanYi Micro Hei" style:font-size-asian="14pt" style:font-size-complex="14pt"/>
    </style:style>
    <style:style style:name="P106" style:family="paragraph" style:parent-style-name="Standard">
      <style:text-properties style:font-name="WenQuanYi Micro Hei" fo:font-size="14pt" officeooo:rsid="01958875" officeooo:paragraph-rsid="01958875" style:font-name-asian="WenQuanYi Micro Hei" style:font-size-asian="14pt" style:font-size-complex="14pt"/>
    </style:style>
    <style:style style:name="P107" style:family="paragraph" style:parent-style-name="Standard">
      <style:text-properties style:font-name="WenQuanYi Micro Hei" fo:font-size="14pt" officeooo:paragraph-rsid="027eb36e" style:font-name-asian="WenQuanYi Micro Hei" style:font-size-asian="14pt" style:font-size-complex="14pt"/>
    </style:style>
    <style:style style:name="P10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b7f159" officeooo:paragraph-rsid="01b7f159" style:font-name-asian="WenQuanYi Micro Hei" style:font-size-asian="14pt" style:font-size-complex="14pt"/>
    </style:style>
    <style:style style:name="P10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cf7636" officeooo:paragraph-rsid="01cf7636" style:font-name-asian="WenQuanYi Micro Hei" style:font-size-asian="14pt" style:font-size-complex="14pt"/>
    </style:style>
    <style:style style:name="P1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d15b69" officeooo:paragraph-rsid="01d15b69" style:font-name-asian="WenQuanYi Micro Hei" style:font-size-asian="14pt" style:font-size-complex="14pt"/>
    </style:style>
    <style:style style:name="P1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cfeca2" officeooo:paragraph-rsid="01cfeca2" style:font-name-asian="WenQuanYi Micro Hei" style:font-size-asian="14pt" style:font-size-complex="14pt"/>
    </style:style>
    <style:style style:name="P11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e12ff8" officeooo:paragraph-rsid="01e12ff8" style:font-name-asian="WenQuanYi Micro Hei" style:font-size-asian="14pt" style:font-size-complex="14pt"/>
    </style:style>
    <style:style style:name="P1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e5b611" officeooo:paragraph-rsid="01e5b611" style:font-name-asian="WenQuanYi Micro Hei" style:font-size-asian="14pt" style:font-size-complex="14pt"/>
    </style:style>
    <style:style style:name="P1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e8bd5b" officeooo:paragraph-rsid="01e8bd5b" style:font-name-asian="WenQuanYi Micro Hei" style:font-size-asian="14pt" style:font-size-complex="14pt"/>
    </style:style>
    <style:style style:name="P1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027d44" officeooo:paragraph-rsid="02027d44" style:font-name-asian="WenQuanYi Micro Hei" style:font-size-asian="14pt" style:font-size-complex="14pt"/>
    </style:style>
    <style:style style:name="P1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09c6ab" officeooo:paragraph-rsid="0209c6ab" style:font-name-asian="WenQuanYi Micro Hei" style:font-size-asian="14pt" style:font-size-complex="14pt"/>
    </style:style>
    <style:style style:name="P1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15b76e" officeooo:paragraph-rsid="0215b76e" style:font-name-asian="WenQuanYi Micro Hei" style:font-size-asian="14pt" style:font-size-complex="14pt"/>
    </style:style>
    <style:style style:name="P1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1b921b" officeooo:paragraph-rsid="021b921b" style:font-name-asian="WenQuanYi Micro Hei" style:font-size-asian="14pt" style:font-size-complex="14pt"/>
    </style:style>
    <style:style style:name="P11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2bfacb" officeooo:paragraph-rsid="022bfacb" style:font-name-asian="WenQuanYi Micro Hei" style:font-size-asian="14pt" style:font-size-complex="14pt"/>
    </style:style>
    <style:style style:name="P12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322c0c" officeooo:paragraph-rsid="02322c0c" style:font-name-asian="WenQuanYi Micro Hei" style:font-size-asian="14pt" style:font-size-complex="14pt"/>
    </style:style>
    <style:style style:name="P12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351532" officeooo:paragraph-rsid="02351532" style:font-name-asian="WenQuanYi Micro Hei" style:font-size-asian="14pt" style:font-size-complex="14pt"/>
    </style:style>
    <style:style style:name="P12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248dd6" officeooo:paragraph-rsid="02248dd6" style:font-name-asian="WenQuanYi Micro Hei" style:font-size-asian="14pt" style:font-size-complex="14pt"/>
    </style:style>
    <style:style style:name="P12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2050a3c" officeooo:paragraph-rsid="02050a3c" fo:background-color="transparent" style:font-name-asian="WenQuanYi Micro Hei" style:font-size-asian="14pt" style:font-size-complex="14pt"/>
    </style:style>
    <style:style style:name="T1" style:family="text">
      <style:text-properties officeooo:rsid="000fbe66"/>
    </style:style>
    <style:style style:name="T2" style:family="text">
      <style:text-properties fo:font-size="14pt" officeooo:rsid="003b345b" style:font-size-asian="14pt" style:font-size-complex="14pt"/>
    </style:style>
    <style:style style:name="T3" style:family="text">
      <style:text-properties fo:font-size="14pt" officeooo:rsid="00437f46" style:font-size-asian="14pt" style:font-size-complex="14pt"/>
    </style:style>
    <style:style style:name="T4" style:family="text">
      <style:text-properties fo:font-size="14pt" officeooo:rsid="00454094" style:font-size-asian="14pt" style:font-size-complex="14pt"/>
    </style:style>
    <style:style style:name="T5" style:family="text">
      <style:text-properties fo:font-size="14pt" officeooo:rsid="0047152c" style:font-size-asian="14pt" style:font-size-complex="14pt"/>
    </style:style>
    <style:style style:name="T6" style:family="text">
      <style:text-properties fo:font-size="14pt" officeooo:rsid="0048de40" style:font-size-asian="14pt" style:font-size-complex="14pt"/>
    </style:style>
    <style:style style:name="T7" style:family="text">
      <style:text-properties fo:font-size="14pt" officeooo:rsid="004ba629" style:font-size-asian="14pt" style:font-size-complex="14pt"/>
    </style:style>
    <style:style style:name="T8" style:family="text">
      <style:text-properties fo:font-size="14pt" officeooo:rsid="004c116c" style:font-size-asian="14pt" style:font-size-complex="14pt"/>
    </style:style>
    <style:style style:name="T9" style:family="text">
      <style:text-properties fo:font-size="14pt" officeooo:rsid="004d9758" style:font-size-asian="14pt" style:font-size-complex="14pt"/>
    </style:style>
    <style:style style:name="T10" style:family="text">
      <style:text-properties fo:font-size="14pt" officeooo:rsid="004f674f" style:font-size-asian="14pt" style:font-size-complex="14pt"/>
    </style:style>
    <style:style style:name="T11" style:family="text">
      <style:text-properties fo:font-size="14pt" officeooo:rsid="004f93e4" style:font-size-asian="14pt" style:font-size-complex="14pt"/>
    </style:style>
    <style:style style:name="T12" style:family="text">
      <style:text-properties fo:font-size="14pt" officeooo:rsid="00533d5b" style:font-size-asian="14pt" style:font-size-complex="14pt"/>
    </style:style>
    <style:style style:name="T13" style:family="text">
      <style:text-properties fo:font-size="14pt" officeooo:rsid="0054111a" style:font-size-asian="14pt" style:font-size-complex="14pt"/>
    </style:style>
    <style:style style:name="T14" style:family="text">
      <style:text-properties fo:font-size="14pt" officeooo:rsid="0054b43a" style:font-size-asian="14pt" style:font-size-complex="14pt"/>
    </style:style>
    <style:style style:name="T15" style:family="text">
      <style:text-properties fo:font-size="14pt" officeooo:rsid="00566ab3" style:font-size-asian="14pt" style:font-size-complex="14pt"/>
    </style:style>
    <style:style style:name="T16" style:family="text">
      <style:text-properties fo:font-size="14pt" officeooo:rsid="0058a0df" style:font-size-asian="14pt" style:font-size-complex="14pt"/>
    </style:style>
    <style:style style:name="T17" style:family="text">
      <style:text-properties fo:font-size="14pt" officeooo:rsid="005bda99" style:font-size-asian="14pt" style:font-size-complex="14pt"/>
    </style:style>
    <style:style style:name="T18" style:family="text">
      <style:text-properties fo:font-size="14pt" officeooo:rsid="005db667" style:font-size-asian="14pt" style:font-size-complex="14pt"/>
    </style:style>
    <style:style style:name="T19" style:family="text">
      <style:text-properties fo:font-size="14pt" officeooo:rsid="00607a7b" style:font-size-asian="14pt" style:font-size-complex="14pt"/>
    </style:style>
    <style:style style:name="T20" style:family="text">
      <style:text-properties fo:font-size="14pt" officeooo:rsid="0062b36a" style:font-size-asian="14pt" style:font-size-complex="14pt"/>
    </style:style>
    <style:style style:name="T21" style:family="text">
      <style:text-properties fo:font-size="14pt" officeooo:rsid="0063bbc8" style:font-size-asian="14pt" style:font-size-complex="14pt"/>
    </style:style>
    <style:style style:name="T22" style:family="text">
      <style:text-properties fo:font-size="14pt" officeooo:rsid="006596f7" style:font-size-asian="14pt" style:font-size-complex="14pt"/>
    </style:style>
    <style:style style:name="T23" style:family="text">
      <style:text-properties fo:font-size="14pt" officeooo:rsid="00670e1c" style:font-size-asian="14pt" style:font-size-complex="14pt"/>
    </style:style>
    <style:style style:name="T24" style:family="text">
      <style:text-properties fo:font-size="14pt" officeooo:rsid="0068bba6" style:font-size-asian="14pt" style:font-size-complex="14pt"/>
    </style:style>
    <style:style style:name="T25" style:family="text">
      <style:text-properties fo:font-size="14pt" officeooo:rsid="0069c103" style:font-size-asian="14pt" style:font-size-complex="14pt"/>
    </style:style>
    <style:style style:name="T26" style:family="text">
      <style:text-properties fo:font-size="14pt" officeooo:rsid="006a910b" style:font-size-asian="14pt" style:font-size-complex="14pt"/>
    </style:style>
    <style:style style:name="T27" style:family="text">
      <style:text-properties fo:font-size="14pt" officeooo:rsid="006de5dd" style:font-size-asian="14pt" style:font-size-complex="14pt"/>
    </style:style>
    <style:style style:name="T28" style:family="text">
      <style:text-properties fo:font-size="14pt" officeooo:rsid="006ec482" style:font-size-asian="14pt" style:font-size-complex="14pt"/>
    </style:style>
    <style:style style:name="T29" style:family="text">
      <style:text-properties fo:font-size="14pt" officeooo:rsid="00701e97" style:font-size-asian="14pt" style:font-size-complex="14pt"/>
    </style:style>
    <style:style style:name="T30" style:family="text">
      <style:text-properties fo:font-size="14pt" officeooo:rsid="007523d0" style:font-size-asian="14pt" style:font-size-complex="14pt"/>
    </style:style>
    <style:style style:name="T31" style:family="text">
      <style:text-properties fo:font-size="14pt" officeooo:rsid="00762580" style:font-size-asian="14pt" style:font-size-complex="14pt"/>
    </style:style>
    <style:style style:name="T32" style:family="text">
      <style:text-properties fo:font-size="14pt" officeooo:rsid="00777366" style:font-size-asian="14pt" style:font-size-complex="14pt"/>
    </style:style>
    <style:style style:name="T33" style:family="text">
      <style:text-properties fo:font-size="14pt" officeooo:rsid="0077cb42" style:font-size-asian="14pt" style:font-size-complex="14pt"/>
    </style:style>
    <style:style style:name="T34" style:family="text">
      <style:text-properties fo:font-size="14pt" officeooo:rsid="007a0125" style:font-size-asian="14pt" style:font-size-complex="14pt"/>
    </style:style>
    <style:style style:name="T35" style:family="text">
      <style:text-properties fo:font-size="14pt" officeooo:rsid="007a1b5f" style:font-size-asian="14pt" style:font-size-complex="14pt"/>
    </style:style>
    <style:style style:name="T36" style:family="text">
      <style:text-properties fo:font-size="14pt" officeooo:rsid="000fbe66" style:font-size-asian="14pt" style:font-size-complex="14pt"/>
    </style:style>
    <style:style style:name="T37" style:family="text">
      <style:text-properties fo:font-size="14pt" officeooo:rsid="007f3559" style:font-size-asian="14pt" style:font-size-complex="14pt"/>
    </style:style>
    <style:style style:name="T38" style:family="text">
      <style:text-properties fo:font-size="14pt" officeooo:rsid="00f97a1e" style:font-size-asian="14pt" style:font-size-complex="14pt"/>
    </style:style>
    <style:style style:name="T39" style:family="text">
      <style:text-properties fo:font-size="14pt" officeooo:rsid="00fdfd92" style:font-size-asian="14pt" style:font-size-complex="14pt"/>
    </style:style>
    <style:style style:name="T40" style:family="text">
      <style:text-properties fo:font-size="14pt" officeooo:rsid="010082b4" style:font-size-asian="14pt" style:font-size-complex="14pt"/>
    </style:style>
    <style:style style:name="T41" style:family="text">
      <style:text-properties fo:font-size="14pt" officeooo:rsid="0100c870" style:font-size-asian="14pt" style:font-size-complex="14pt"/>
    </style:style>
    <style:style style:name="T42" style:family="text">
      <style:text-properties officeooo:rsid="002152b9"/>
    </style:style>
    <style:style style:name="T43" style:family="text">
      <style:text-properties officeooo:rsid="00222201"/>
    </style:style>
    <style:style style:name="T44" style:family="text">
      <style:text-properties officeooo:rsid="002268d8"/>
    </style:style>
    <style:style style:name="T45" style:family="text">
      <style:text-properties officeooo:rsid="0022a833"/>
    </style:style>
    <style:style style:name="T46" style:family="text">
      <style:text-properties officeooo:rsid="0022dcfb"/>
    </style:style>
    <style:style style:name="T47" style:family="text">
      <style:text-properties officeooo:rsid="002449fc"/>
    </style:style>
    <style:style style:name="T48" style:family="text">
      <style:text-properties officeooo:rsid="0025b2f7"/>
    </style:style>
    <style:style style:name="T49" style:family="text">
      <style:text-properties officeooo:rsid="0025e162"/>
    </style:style>
    <style:style style:name="T50" style:family="text">
      <style:text-properties officeooo:rsid="00264fda"/>
    </style:style>
    <style:style style:name="T51" style:family="text">
      <style:text-properties officeooo:rsid="002a0177"/>
    </style:style>
    <style:style style:name="T52" style:family="text">
      <style:text-properties officeooo:rsid="002c105f"/>
    </style:style>
    <style:style style:name="T53" style:family="text">
      <style:text-properties officeooo:rsid="0037c07c"/>
    </style:style>
    <style:style style:name="T54" style:family="text">
      <style:text-properties officeooo:rsid="003b345b"/>
    </style:style>
    <style:style style:name="T55" style:family="text">
      <style:text-properties officeooo:rsid="003cf07f"/>
    </style:style>
    <style:style style:name="T56" style:family="text">
      <style:text-properties officeooo:rsid="005b66f2"/>
    </style:style>
    <style:style style:name="T57" style:family="text">
      <style:text-properties officeooo:rsid="006fbf70"/>
    </style:style>
    <style:style style:name="T58" style:family="text">
      <style:text-properties officeooo:rsid="007da930"/>
    </style:style>
    <style:style style:name="T59" style:family="text">
      <style:text-properties officeooo:rsid="007ee9b2"/>
    </style:style>
    <style:style style:name="T60" style:family="text">
      <style:text-properties officeooo:rsid="007f3559"/>
    </style:style>
    <style:style style:name="T61" style:family="text">
      <style:text-properties officeooo:rsid="007fc4fc"/>
    </style:style>
    <style:style style:name="T62" style:family="text">
      <style:text-properties officeooo:rsid="00819b83"/>
    </style:style>
    <style:style style:name="T63" style:family="text">
      <style:text-properties officeooo:rsid="00838a00"/>
    </style:style>
    <style:style style:name="T64" style:family="text">
      <style:text-properties officeooo:rsid="008581ac"/>
    </style:style>
    <style:style style:name="T65" style:family="text">
      <style:text-properties officeooo:rsid="00875315"/>
    </style:style>
    <style:style style:name="T66" style:family="text">
      <style:text-properties officeooo:rsid="00884740"/>
    </style:style>
    <style:style style:name="T67" style:family="text">
      <style:text-properties officeooo:rsid="00884c77"/>
    </style:style>
    <style:style style:name="T68" style:family="text">
      <style:text-properties officeooo:rsid="0089106c"/>
    </style:style>
    <style:style style:name="T69" style:family="text">
      <style:text-properties officeooo:rsid="008b8659"/>
    </style:style>
    <style:style style:name="T70" style:family="text">
      <style:text-properties officeooo:rsid="008cd4d8"/>
    </style:style>
    <style:style style:name="T71" style:family="text">
      <style:text-properties officeooo:rsid="008e4620"/>
    </style:style>
    <style:style style:name="T72" style:family="text">
      <style:text-properties officeooo:rsid="00912152"/>
    </style:style>
    <style:style style:name="T73" style:family="text">
      <style:text-properties officeooo:rsid="00944431"/>
    </style:style>
    <style:style style:name="T74" style:family="text">
      <style:text-properties officeooo:rsid="0095fdc4"/>
    </style:style>
    <style:style style:name="T75" style:family="text">
      <style:text-properties officeooo:rsid="0096f153"/>
    </style:style>
    <style:style style:name="T76" style:family="text">
      <style:text-properties officeooo:rsid="00981d12"/>
    </style:style>
    <style:style style:name="T77" style:family="text">
      <style:text-properties officeooo:rsid="0099e205"/>
    </style:style>
    <style:style style:name="T78" style:family="text">
      <style:text-properties officeooo:rsid="009b0a48"/>
    </style:style>
    <style:style style:name="T79" style:family="text">
      <style:text-properties officeooo:rsid="009d6edd"/>
    </style:style>
    <style:style style:name="T80" style:family="text">
      <style:text-properties officeooo:rsid="009fd72f"/>
    </style:style>
    <style:style style:name="T81" style:family="text">
      <style:text-properties officeooo:rsid="00a0e340"/>
    </style:style>
    <style:style style:name="T82" style:family="text">
      <style:text-properties officeooo:rsid="00a25241"/>
    </style:style>
    <style:style style:name="T83" style:family="text">
      <style:text-properties officeooo:rsid="00a597fa"/>
    </style:style>
    <style:style style:name="T84" style:family="text">
      <style:text-properties officeooo:rsid="00a62b10"/>
    </style:style>
    <style:style style:name="T85" style:family="text">
      <style:text-properties officeooo:rsid="00a79b38"/>
    </style:style>
    <style:style style:name="T86" style:family="text">
      <style:text-properties officeooo:rsid="00ab863c"/>
    </style:style>
    <style:style style:name="T87" style:family="text">
      <style:text-properties officeooo:rsid="00afd55d"/>
    </style:style>
    <style:style style:name="T88" style:family="text">
      <style:text-properties officeooo:rsid="00b0a124"/>
    </style:style>
    <style:style style:name="T89" style:family="text">
      <style:text-properties officeooo:rsid="00b19dd5"/>
    </style:style>
    <style:style style:name="T90" style:family="text">
      <style:text-properties officeooo:rsid="00b272eb"/>
    </style:style>
    <style:style style:name="T91" style:family="text">
      <style:text-properties officeooo:rsid="00b2e66b"/>
    </style:style>
    <style:style style:name="T92" style:family="text">
      <style:text-properties officeooo:rsid="00b5ec6b"/>
    </style:style>
    <style:style style:name="T93" style:family="text">
      <style:text-properties officeooo:rsid="00b76c9b"/>
    </style:style>
    <style:style style:name="T94" style:family="text">
      <style:text-properties officeooo:rsid="00b82b7a"/>
    </style:style>
    <style:style style:name="T95" style:family="text">
      <style:text-properties officeooo:rsid="00b91e4a"/>
    </style:style>
    <style:style style:name="T96" style:family="text">
      <style:text-properties officeooo:rsid="00bb05e7"/>
    </style:style>
    <style:style style:name="T97" style:family="text">
      <style:text-properties officeooo:rsid="00bd16d1"/>
    </style:style>
    <style:style style:name="T98" style:family="text">
      <style:text-properties officeooo:rsid="00be27e7"/>
    </style:style>
    <style:style style:name="T99" style:family="text">
      <style:text-properties officeooo:rsid="00bf9776"/>
    </style:style>
    <style:style style:name="T100" style:family="text">
      <style:text-properties officeooo:rsid="00c07769"/>
    </style:style>
    <style:style style:name="T101" style:family="text">
      <style:text-properties officeooo:rsid="00c1c792"/>
    </style:style>
    <style:style style:name="T102" style:family="text">
      <style:text-properties officeooo:rsid="00c383a7"/>
    </style:style>
    <style:style style:name="T103" style:family="text">
      <style:text-properties officeooo:rsid="00c642fc"/>
    </style:style>
    <style:style style:name="T104" style:family="text">
      <style:text-properties officeooo:rsid="00c8aad0"/>
    </style:style>
    <style:style style:name="T105" style:family="text">
      <style:text-properties officeooo:rsid="00ca72b1"/>
    </style:style>
    <style:style style:name="T106" style:family="text">
      <style:text-properties officeooo:rsid="00cbcd05"/>
    </style:style>
    <style:style style:name="T107" style:family="text">
      <style:text-properties officeooo:rsid="00cc916e"/>
    </style:style>
    <style:style style:name="T108" style:family="text">
      <style:text-properties officeooo:rsid="00cc99e0"/>
    </style:style>
    <style:style style:name="T109" style:family="text">
      <style:text-properties officeooo:rsid="00ceb4da"/>
    </style:style>
    <style:style style:name="T110" style:family="text">
      <style:text-properties officeooo:rsid="00d0afa8"/>
    </style:style>
    <style:style style:name="T111" style:family="text">
      <style:text-properties officeooo:rsid="00d3bea1"/>
    </style:style>
    <style:style style:name="T112" style:family="text">
      <style:text-properties officeooo:rsid="00d59102"/>
    </style:style>
    <style:style style:name="T113" style:family="text">
      <style:text-properties officeooo:rsid="00d62aa6"/>
    </style:style>
    <style:style style:name="T114" style:family="text">
      <style:text-properties officeooo:rsid="00d9616b"/>
    </style:style>
    <style:style style:name="T115" style:family="text">
      <style:text-properties officeooo:rsid="00d9daba"/>
    </style:style>
    <style:style style:name="T116" style:family="text">
      <style:text-properties officeooo:rsid="00dafba5"/>
    </style:style>
    <style:style style:name="T117" style:family="text">
      <style:text-properties officeooo:rsid="00db6106"/>
    </style:style>
    <style:style style:name="T118" style:family="text">
      <style:text-properties officeooo:rsid="00dce4d4"/>
    </style:style>
    <style:style style:name="T119" style:family="text">
      <style:text-properties officeooo:rsid="00de6924"/>
    </style:style>
    <style:style style:name="T120" style:family="text">
      <style:text-properties officeooo:rsid="00e01ec2"/>
    </style:style>
    <style:style style:name="T121" style:family="text">
      <style:text-properties officeooo:rsid="00e2ed52"/>
    </style:style>
    <style:style style:name="T122" style:family="text">
      <style:text-properties officeooo:rsid="00e485f0"/>
    </style:style>
    <style:style style:name="T123" style:family="text">
      <style:text-properties officeooo:rsid="00e5f5b5"/>
    </style:style>
    <style:style style:name="T124" style:family="text">
      <style:text-properties officeooo:rsid="00e6d458"/>
    </style:style>
    <style:style style:name="T125" style:family="text">
      <style:text-properties officeooo:rsid="00e8510d"/>
    </style:style>
    <style:style style:name="T126" style:family="text">
      <style:text-properties officeooo:rsid="00ec2593"/>
    </style:style>
    <style:style style:name="T127" style:family="text">
      <style:text-properties officeooo:rsid="00ec856a"/>
    </style:style>
    <style:style style:name="T128" style:family="text">
      <style:text-properties officeooo:rsid="00ed4016"/>
    </style:style>
    <style:style style:name="T129" style:family="text">
      <style:text-properties officeooo:rsid="00ef9405"/>
    </style:style>
    <style:style style:name="T130" style:family="text">
      <style:text-properties officeooo:rsid="00efc694"/>
    </style:style>
    <style:style style:name="T131" style:family="text">
      <style:text-properties officeooo:rsid="00f15e02"/>
    </style:style>
    <style:style style:name="T132" style:family="text">
      <style:text-properties officeooo:rsid="00f2b5a5"/>
    </style:style>
    <style:style style:name="T133" style:family="text">
      <style:text-properties officeooo:rsid="00f372d2"/>
    </style:style>
    <style:style style:name="T134" style:family="text">
      <style:text-properties officeooo:rsid="00f4488a"/>
    </style:style>
    <style:style style:name="T135" style:family="text">
      <style:text-properties officeooo:rsid="00f4c3de"/>
    </style:style>
    <style:style style:name="T136" style:family="text">
      <style:text-properties officeooo:rsid="00f525d3"/>
    </style:style>
    <style:style style:name="T137" style:family="text">
      <style:text-properties officeooo:rsid="010215ed"/>
    </style:style>
    <style:style style:name="T138" style:family="text">
      <style:text-properties officeooo:rsid="01036aae"/>
    </style:style>
    <style:style style:name="T139" style:family="text">
      <style:text-properties officeooo:rsid="01042fdc"/>
    </style:style>
    <style:style style:name="T140" style:family="text">
      <style:text-properties officeooo:rsid="0105c5b1"/>
    </style:style>
    <style:style style:name="T141" style:family="text">
      <style:text-properties officeooo:rsid="0108392f"/>
    </style:style>
    <style:style style:name="T142" style:family="text">
      <style:text-properties officeooo:rsid="0109ce29"/>
    </style:style>
    <style:style style:name="T143" style:family="text">
      <style:text-properties officeooo:rsid="010b4240"/>
    </style:style>
    <style:style style:name="T144" style:family="text">
      <style:text-properties officeooo:rsid="010c6f79"/>
    </style:style>
    <style:style style:name="T145" style:family="text">
      <style:text-properties officeooo:rsid="010e3eb6"/>
    </style:style>
    <style:style style:name="T146" style:family="text">
      <style:text-properties officeooo:rsid="010fb471"/>
    </style:style>
    <style:style style:name="T147" style:family="text">
      <style:text-properties officeooo:rsid="0110ce7b"/>
    </style:style>
    <style:style style:name="T148" style:family="text">
      <style:text-properties officeooo:rsid="0116b4a0"/>
    </style:style>
    <style:style style:name="T149" style:family="text">
      <style:text-properties officeooo:rsid="0117042e"/>
    </style:style>
    <style:style style:name="T150" style:family="text">
      <style:text-properties officeooo:rsid="0117c6e9"/>
    </style:style>
    <style:style style:name="T151" style:family="text">
      <style:text-properties officeooo:rsid="01192a43"/>
    </style:style>
    <style:style style:name="T152" style:family="text">
      <style:text-properties officeooo:rsid="011c2dd7"/>
    </style:style>
    <style:style style:name="T153" style:family="text">
      <style:text-properties officeooo:rsid="011d0786"/>
    </style:style>
    <style:style style:name="T154" style:family="text">
      <style:text-properties officeooo:rsid="011ebcc5"/>
    </style:style>
    <style:style style:name="T155" style:family="text">
      <style:text-properties officeooo:rsid="01204a17"/>
    </style:style>
    <style:style style:name="T156" style:family="text">
      <style:text-properties officeooo:rsid="01222495"/>
    </style:style>
    <style:style style:name="T157" style:family="text">
      <style:text-properties officeooo:rsid="01244345"/>
    </style:style>
    <style:style style:name="T158" style:family="text">
      <style:text-properties officeooo:rsid="0124d81c"/>
    </style:style>
    <style:style style:name="T159" style:family="text">
      <style:text-properties officeooo:rsid="0125e208"/>
    </style:style>
    <style:style style:name="T160" style:family="text">
      <style:text-properties officeooo:rsid="01266cc6"/>
    </style:style>
    <style:style style:name="T161" style:family="text">
      <style:text-properties officeooo:rsid="0127ab40"/>
    </style:style>
    <style:style style:name="T162" style:family="text">
      <style:text-properties officeooo:rsid="0129784e"/>
    </style:style>
    <style:style style:name="T163" style:family="text">
      <style:text-properties officeooo:rsid="012a6b0e"/>
    </style:style>
    <style:style style:name="T164" style:family="text">
      <style:text-properties officeooo:rsid="012b2f9d"/>
    </style:style>
    <style:style style:name="T165" style:family="text">
      <style:text-properties officeooo:rsid="012ba766"/>
    </style:style>
    <style:style style:name="T166" style:family="text">
      <style:text-properties officeooo:rsid="012cf6ba"/>
    </style:style>
    <style:style style:name="T167" style:family="text">
      <style:text-properties officeooo:rsid="012d1670"/>
    </style:style>
    <style:style style:name="T168" style:family="text">
      <style:text-properties officeooo:rsid="012e06ad"/>
    </style:style>
    <style:style style:name="T169" style:family="text">
      <style:text-properties officeooo:rsid="0130b2dc"/>
    </style:style>
    <style:style style:name="T170" style:family="text">
      <style:text-properties officeooo:rsid="0131af93"/>
    </style:style>
    <style:style style:name="T171" style:family="text">
      <style:text-properties officeooo:rsid="0132481e"/>
    </style:style>
    <style:style style:name="T172" style:family="text">
      <style:text-properties officeooo:rsid="01338446"/>
    </style:style>
    <style:style style:name="T173" style:family="text">
      <style:text-properties officeooo:rsid="0133b80a"/>
    </style:style>
    <style:style style:name="T174" style:family="text">
      <style:text-properties officeooo:rsid="0133bda7"/>
    </style:style>
    <style:style style:name="T175" style:family="text">
      <style:text-properties officeooo:rsid="0134708f"/>
    </style:style>
    <style:style style:name="T176" style:family="text">
      <style:text-properties officeooo:rsid="0135780c"/>
    </style:style>
    <style:style style:name="T177" style:family="text">
      <style:text-properties officeooo:rsid="01371bc4"/>
    </style:style>
    <style:style style:name="T178" style:family="text">
      <style:text-properties officeooo:rsid="01373a93"/>
    </style:style>
    <style:style style:name="T179" style:family="text">
      <style:text-properties officeooo:rsid="01391af6"/>
    </style:style>
    <style:style style:name="T180" style:family="text">
      <style:text-properties officeooo:rsid="013ccd68"/>
    </style:style>
    <style:style style:name="T181" style:family="text">
      <style:text-properties officeooo:rsid="013dec89"/>
    </style:style>
    <style:style style:name="T182" style:family="text">
      <style:text-properties officeooo:rsid="013f314d"/>
    </style:style>
    <style:style style:name="T183" style:family="text">
      <style:text-properties officeooo:rsid="014664c6"/>
    </style:style>
    <style:style style:name="T184" style:family="text">
      <style:text-properties officeooo:rsid="014b1cb0"/>
    </style:style>
    <style:style style:name="T185" style:family="text">
      <style:text-properties officeooo:rsid="014dd377"/>
    </style:style>
    <style:style style:name="T186" style:family="text">
      <style:text-properties officeooo:rsid="014f38c0"/>
    </style:style>
    <style:style style:name="T187" style:family="text">
      <style:text-properties officeooo:rsid="0150ddea"/>
    </style:style>
    <style:style style:name="T188" style:family="text">
      <style:text-properties officeooo:rsid="01529e74"/>
    </style:style>
    <style:style style:name="T189" style:family="text">
      <style:text-properties officeooo:rsid="0152f010"/>
    </style:style>
    <style:style style:name="T190" style:family="text">
      <style:text-properties officeooo:rsid="01538f1c"/>
    </style:style>
    <style:style style:name="T191" style:family="text">
      <style:text-properties officeooo:rsid="01540cc9"/>
    </style:style>
    <style:style style:name="T192" style:family="text">
      <style:text-properties officeooo:rsid="0156bcd9"/>
    </style:style>
    <style:style style:name="T193" style:family="text">
      <style:text-properties officeooo:rsid="01579ff1"/>
    </style:style>
    <style:style style:name="T194" style:family="text">
      <style:text-properties officeooo:rsid="015a7f52"/>
    </style:style>
    <style:style style:name="T195" style:family="text">
      <style:text-properties officeooo:rsid="015ad7eb"/>
    </style:style>
    <style:style style:name="T196" style:family="text">
      <style:text-properties officeooo:rsid="015b74de"/>
    </style:style>
    <style:style style:name="T197" style:family="text">
      <style:text-properties officeooo:rsid="015c5947"/>
    </style:style>
    <style:style style:name="T198" style:family="text">
      <style:text-properties officeooo:rsid="015e9317"/>
    </style:style>
    <style:style style:name="T199" style:family="text">
      <style:text-properties officeooo:rsid="015f811f"/>
    </style:style>
    <style:style style:name="T200" style:family="text">
      <style:text-properties officeooo:rsid="016067a4"/>
    </style:style>
    <style:style style:name="T201" style:family="text">
      <style:text-properties officeooo:rsid="01613b2c"/>
    </style:style>
    <style:style style:name="T202" style:family="text">
      <style:text-properties officeooo:rsid="016237cf"/>
    </style:style>
    <style:style style:name="T203" style:family="text">
      <style:text-properties officeooo:rsid="0164d281"/>
    </style:style>
    <style:style style:name="T204" style:family="text">
      <style:text-properties officeooo:rsid="01650945"/>
    </style:style>
    <style:style style:name="T205" style:family="text">
      <style:text-properties officeooo:rsid="016614e6"/>
    </style:style>
    <style:style style:name="T206" style:family="text">
      <style:text-properties officeooo:rsid="01674cf3"/>
    </style:style>
    <style:style style:name="T207" style:family="text">
      <style:text-properties officeooo:rsid="0168fc9e"/>
    </style:style>
    <style:style style:name="T208" style:family="text">
      <style:text-properties officeooo:rsid="016ae2c5"/>
    </style:style>
    <style:style style:name="T209" style:family="text">
      <style:text-properties officeooo:rsid="016b4fd2"/>
    </style:style>
    <style:style style:name="T210" style:family="text">
      <style:text-properties officeooo:rsid="016d2c2f"/>
    </style:style>
    <style:style style:name="T211" style:family="text">
      <style:text-properties officeooo:rsid="016dfb5b"/>
    </style:style>
    <style:style style:name="T212" style:family="text">
      <style:text-properties officeooo:rsid="016fced2"/>
    </style:style>
    <style:style style:name="T213" style:family="text">
      <style:text-properties officeooo:rsid="016fe045"/>
    </style:style>
    <style:style style:name="T214" style:family="text">
      <style:text-properties officeooo:rsid="017172f0"/>
    </style:style>
    <style:style style:name="T215" style:family="text">
      <style:text-properties officeooo:rsid="01750411"/>
    </style:style>
    <style:style style:name="T216" style:family="text">
      <style:text-properties officeooo:rsid="01765625"/>
    </style:style>
    <style:style style:name="T217" style:family="text">
      <style:text-properties officeooo:rsid="01776862"/>
    </style:style>
    <style:style style:name="T218" style:family="text">
      <style:text-properties officeooo:rsid="0178e7cb"/>
    </style:style>
    <style:style style:name="T219" style:family="text">
      <style:text-properties officeooo:rsid="01795a43"/>
    </style:style>
    <style:style style:name="T220" style:family="text">
      <style:text-properties officeooo:rsid="017b55cd"/>
    </style:style>
    <style:style style:name="T221" style:family="text">
      <style:text-properties officeooo:rsid="017c16de"/>
    </style:style>
    <style:style style:name="T222" style:family="text">
      <style:text-properties officeooo:rsid="017cadcf"/>
    </style:style>
    <style:style style:name="T223" style:family="text">
      <style:text-properties officeooo:rsid="017d7649"/>
    </style:style>
    <style:style style:name="T224" style:family="text">
      <style:text-properties officeooo:rsid="017f277d"/>
    </style:style>
    <style:style style:name="T225" style:family="text">
      <style:text-properties officeooo:rsid="0180dc91"/>
    </style:style>
    <style:style style:name="T226" style:family="text">
      <style:text-properties officeooo:rsid="01818277"/>
    </style:style>
    <style:style style:name="T227" style:family="text">
      <style:text-properties officeooo:rsid="0184afd1"/>
    </style:style>
    <style:style style:name="T228" style:family="text">
      <style:text-properties officeooo:rsid="0185dd9a"/>
    </style:style>
    <style:style style:name="T229" style:family="text">
      <style:text-properties officeooo:rsid="01880d0c"/>
    </style:style>
    <style:style style:name="T230" style:family="text">
      <style:text-properties officeooo:rsid="0189d59e"/>
    </style:style>
    <style:style style:name="T231" style:family="text">
      <style:text-properties officeooo:rsid="018b5b7a"/>
    </style:style>
    <style:style style:name="T232" style:family="text">
      <style:text-properties officeooo:rsid="018f8572"/>
    </style:style>
    <style:style style:name="T233" style:family="text">
      <style:text-properties officeooo:rsid="0190973d"/>
    </style:style>
    <style:style style:name="T234" style:family="text">
      <style:text-properties officeooo:rsid="019660da"/>
    </style:style>
    <style:style style:name="T235" style:family="text">
      <style:text-properties officeooo:rsid="01982c01"/>
    </style:style>
    <style:style style:name="T236" style:family="text">
      <style:text-properties officeooo:rsid="0198f015"/>
    </style:style>
    <style:style style:name="T237" style:family="text">
      <style:text-properties officeooo:rsid="0198f714"/>
    </style:style>
    <style:style style:name="T238" style:family="text">
      <style:text-properties officeooo:rsid="019a0423"/>
    </style:style>
    <style:style style:name="T239" style:family="text">
      <style:text-properties officeooo:rsid="019accd6"/>
    </style:style>
    <style:style style:name="T240" style:family="text">
      <style:text-properties officeooo:rsid="019c264c"/>
    </style:style>
    <style:style style:name="T241" style:family="text">
      <style:text-properties officeooo:rsid="019d7e77"/>
    </style:style>
    <style:style style:name="T242" style:family="text">
      <style:text-properties officeooo:rsid="019f9c00"/>
    </style:style>
    <style:style style:name="T243" style:family="text">
      <style:text-properties officeooo:rsid="01a28ce4"/>
    </style:style>
    <style:style style:name="T244" style:family="text">
      <style:text-properties officeooo:rsid="01a4b93e"/>
    </style:style>
    <style:style style:name="T245" style:family="text">
      <style:text-properties officeooo:rsid="01a65f40"/>
    </style:style>
    <style:style style:name="T246" style:family="text">
      <style:text-properties officeooo:rsid="01a7f7bb"/>
    </style:style>
    <style:style style:name="T247" style:family="text">
      <style:text-properties officeooo:rsid="01a90d10"/>
    </style:style>
    <style:style style:name="T248" style:family="text">
      <style:text-properties officeooo:rsid="01a98f2d"/>
    </style:style>
    <style:style style:name="T249" style:family="text">
      <style:text-properties officeooo:rsid="01ab1e7b"/>
    </style:style>
    <style:style style:name="T250" style:family="text">
      <style:text-properties officeooo:rsid="01ad6045"/>
    </style:style>
    <style:style style:name="T251" style:family="text">
      <style:text-properties officeooo:rsid="01ad87be"/>
    </style:style>
    <style:style style:name="T252" style:family="text">
      <style:text-properties officeooo:rsid="01b11c8f"/>
    </style:style>
    <style:style style:name="T253" style:family="text">
      <style:text-properties officeooo:rsid="01b14740"/>
    </style:style>
    <style:style style:name="T254" style:family="text">
      <style:text-properties officeooo:rsid="01b21697"/>
    </style:style>
    <style:style style:name="T255" style:family="text">
      <style:text-properties officeooo:rsid="01b4bd94"/>
    </style:style>
    <style:style style:name="T256" style:family="text">
      <style:text-properties officeooo:rsid="01b798f2"/>
    </style:style>
    <style:style style:name="T257" style:family="text">
      <style:text-properties officeooo:rsid="01b9ab59"/>
    </style:style>
    <style:style style:name="T258" style:family="text">
      <style:text-properties officeooo:rsid="01bab552"/>
    </style:style>
    <style:style style:name="T259" style:family="text">
      <style:text-properties officeooo:rsid="01bad7aa"/>
    </style:style>
    <style:style style:name="T260" style:family="text">
      <style:text-properties officeooo:rsid="01c0c426"/>
    </style:style>
    <style:style style:name="T261" style:family="text">
      <style:text-properties officeooo:rsid="01c418b5"/>
    </style:style>
    <style:style style:name="T262" style:family="text">
      <style:text-properties officeooo:rsid="01c5f3d8"/>
    </style:style>
    <style:style style:name="T263" style:family="text">
      <style:text-properties officeooo:rsid="01c6b42e"/>
    </style:style>
    <style:style style:name="T264" style:family="text">
      <style:text-properties officeooo:rsid="01c78202"/>
    </style:style>
    <style:style style:name="T265" style:family="text">
      <style:text-properties officeooo:rsid="01c87219"/>
    </style:style>
    <style:style style:name="T266" style:family="text">
      <style:text-properties officeooo:rsid="01c969d2"/>
    </style:style>
    <style:style style:name="T267" style:family="text">
      <style:text-properties officeooo:rsid="01cab573"/>
    </style:style>
    <style:style style:name="T268" style:family="text">
      <style:text-properties officeooo:rsid="01cb057a"/>
    </style:style>
    <style:style style:name="T269" style:family="text">
      <style:text-properties officeooo:rsid="01ccf7a2"/>
    </style:style>
    <style:style style:name="T270" style:family="text">
      <style:text-properties officeooo:rsid="01cecf7b"/>
    </style:style>
    <style:style style:name="T271" style:family="text">
      <style:text-properties officeooo:rsid="01cfeca2"/>
    </style:style>
    <style:style style:name="T272" style:family="text">
      <style:text-properties officeooo:rsid="01d26bc5"/>
    </style:style>
    <style:style style:name="T273" style:family="text">
      <style:text-properties officeooo:rsid="01d3a67a"/>
    </style:style>
    <style:style style:name="T274" style:family="text">
      <style:text-properties officeooo:rsid="01d4bac4"/>
    </style:style>
    <style:style style:name="T275" style:family="text">
      <style:text-properties officeooo:rsid="01d69733"/>
    </style:style>
    <style:style style:name="T276" style:family="text">
      <style:text-properties officeooo:rsid="01d7a0ab"/>
    </style:style>
    <style:style style:name="T277" style:family="text">
      <style:text-properties officeooo:rsid="01d860d1"/>
    </style:style>
    <style:style style:name="T278" style:family="text">
      <style:text-properties officeooo:rsid="01d8c2c9"/>
    </style:style>
    <style:style style:name="T279" style:family="text">
      <style:text-properties officeooo:rsid="01d9f3df"/>
    </style:style>
    <style:style style:name="T280" style:family="text">
      <style:text-properties officeooo:rsid="01db7ba9"/>
    </style:style>
    <style:style style:name="T281" style:family="text">
      <style:text-properties officeooo:rsid="01e06b65"/>
    </style:style>
    <style:style style:name="T282" style:family="text">
      <style:text-properties officeooo:rsid="01e35ed3"/>
    </style:style>
    <style:style style:name="T283" style:family="text">
      <style:text-properties officeooo:rsid="01e59bda"/>
    </style:style>
    <style:style style:name="T284" style:family="text">
      <style:text-properties officeooo:rsid="01e7ec0a"/>
    </style:style>
    <style:style style:name="T285" style:family="text">
      <style:text-properties officeooo:rsid="01ede941"/>
    </style:style>
    <style:style style:name="T286" style:family="text">
      <style:text-properties officeooo:rsid="01efcfdd"/>
    </style:style>
    <style:style style:name="T287" style:family="text">
      <style:text-properties officeooo:rsid="01f32705"/>
    </style:style>
    <style:style style:name="T288" style:family="text">
      <style:text-properties officeooo:rsid="01f34886"/>
    </style:style>
    <style:style style:name="T289" style:family="text">
      <style:text-properties officeooo:rsid="01f4441e"/>
    </style:style>
    <style:style style:name="T290" style:family="text">
      <style:text-properties officeooo:rsid="01f477fd"/>
    </style:style>
    <style:style style:name="T291" style:family="text">
      <style:text-properties officeooo:rsid="01f52564"/>
    </style:style>
    <style:style style:name="T292" style:family="text">
      <style:text-properties officeooo:rsid="01f6340b"/>
    </style:style>
    <style:style style:name="T293" style:family="text">
      <style:text-properties officeooo:rsid="01f7ebc5"/>
    </style:style>
    <style:style style:name="T294" style:family="text">
      <style:text-properties officeooo:rsid="01f857ba"/>
    </style:style>
    <style:style style:name="T295" style:family="text">
      <style:text-properties officeooo:rsid="01f8aa18"/>
    </style:style>
    <style:style style:name="T296" style:family="text">
      <style:text-properties officeooo:rsid="01fa2856"/>
    </style:style>
    <style:style style:name="T297" style:family="text">
      <style:text-properties officeooo:rsid="01fa7680"/>
    </style:style>
    <style:style style:name="T298" style:family="text">
      <style:text-properties officeooo:rsid="01fd24e2"/>
    </style:style>
    <style:style style:name="T299" style:family="text">
      <style:text-properties officeooo:rsid="01ff976f"/>
    </style:style>
    <style:style style:name="T300" style:family="text">
      <style:text-properties officeooo:rsid="02012218"/>
    </style:style>
    <style:style style:name="T301" style:family="text">
      <style:text-properties officeooo:rsid="0203821e"/>
    </style:style>
    <style:style style:name="T302" style:family="text">
      <style:text-properties officeooo:rsid="0204d5c9"/>
    </style:style>
    <style:style style:name="T303" style:family="text">
      <style:text-properties officeooo:rsid="02050a3c"/>
    </style:style>
    <style:style style:name="T304" style:family="text">
      <style:text-properties officeooo:rsid="02065fe7"/>
    </style:style>
    <style:style style:name="T305" style:family="text">
      <style:text-properties officeooo:rsid="02069e87"/>
    </style:style>
    <style:style style:name="T306" style:family="text">
      <style:text-properties officeooo:rsid="0207cfda"/>
    </style:style>
    <style:style style:name="T307" style:family="text">
      <style:text-properties officeooo:rsid="0207dea7"/>
    </style:style>
    <style:style style:name="T308" style:family="text">
      <style:text-properties officeooo:rsid="02082b96"/>
    </style:style>
    <style:style style:name="T309" style:family="text">
      <style:text-properties officeooo:rsid="020867c5"/>
    </style:style>
    <style:style style:name="T310" style:family="text">
      <style:text-properties officeooo:rsid="0209c6ab"/>
    </style:style>
    <style:style style:name="T311" style:family="text">
      <style:text-properties officeooo:rsid="020cb348"/>
    </style:style>
    <style:style style:name="T312" style:family="text">
      <style:text-properties officeooo:rsid="020e1593"/>
    </style:style>
    <style:style style:name="T313" style:family="text">
      <style:text-properties officeooo:rsid="020fb231"/>
    </style:style>
    <style:style style:name="T314" style:family="text">
      <style:text-properties officeooo:rsid="02131d79"/>
    </style:style>
    <style:style style:name="T315" style:family="text">
      <style:text-properties officeooo:rsid="0214635e"/>
    </style:style>
    <style:style style:name="T316" style:family="text">
      <style:text-properties officeooo:rsid="02165df4"/>
    </style:style>
    <style:style style:name="T317" style:family="text">
      <style:text-properties officeooo:rsid="0216a6b0"/>
    </style:style>
    <style:style style:name="T318" style:family="text">
      <style:text-properties officeooo:rsid="0217fd9b"/>
    </style:style>
    <style:style style:name="T319" style:family="text">
      <style:text-properties officeooo:rsid="021b5787"/>
    </style:style>
    <style:style style:name="T320" style:family="text">
      <style:text-properties officeooo:rsid="021ce38e"/>
    </style:style>
    <style:style style:name="T321" style:family="text">
      <style:text-properties officeooo:rsid="02200fd2"/>
    </style:style>
    <style:style style:name="T322" style:family="text">
      <style:text-properties officeooo:rsid="02205182"/>
    </style:style>
    <style:style style:name="T323" style:family="text">
      <style:text-properties officeooo:rsid="022145c9"/>
    </style:style>
    <style:style style:name="T324" style:family="text">
      <style:text-properties officeooo:rsid="02229298"/>
    </style:style>
    <style:style style:name="T325" style:family="text">
      <style:text-properties officeooo:rsid="02239cb5"/>
    </style:style>
    <style:style style:name="T326" style:family="text">
      <style:text-properties officeooo:rsid="02248dd6"/>
    </style:style>
    <style:style style:name="T327" style:family="text">
      <style:text-properties officeooo:rsid="0224b80c"/>
    </style:style>
    <style:style style:name="T328" style:family="text">
      <style:text-properties officeooo:rsid="0225f1d2"/>
    </style:style>
    <style:style style:name="T329" style:family="text">
      <style:text-properties officeooo:rsid="022771dc"/>
    </style:style>
    <style:style style:name="T330" style:family="text">
      <style:text-properties officeooo:rsid="0227fac5"/>
    </style:style>
    <style:style style:name="T331" style:family="text">
      <style:text-properties officeooo:rsid="0229cdeb"/>
    </style:style>
    <style:style style:name="T332" style:family="text">
      <style:text-properties officeooo:rsid="022a18f3"/>
    </style:style>
    <style:style style:name="T333" style:family="text">
      <style:text-properties officeooo:rsid="022b1226"/>
    </style:style>
    <style:style style:name="T334" style:family="text">
      <style:text-properties officeooo:rsid="022bfacb"/>
    </style:style>
    <style:style style:name="T335" style:family="text">
      <style:text-properties officeooo:rsid="022cc8b3"/>
    </style:style>
    <style:style style:name="T336" style:family="text">
      <style:text-properties officeooo:rsid="022e50bd"/>
    </style:style>
    <style:style style:name="T337" style:family="text">
      <style:text-properties officeooo:rsid="0230ab2e"/>
    </style:style>
    <style:style style:name="T338" style:family="text">
      <style:text-properties officeooo:rsid="023166ee"/>
    </style:style>
    <style:style style:name="T339" style:family="text">
      <style:text-properties officeooo:rsid="02322c0c"/>
    </style:style>
    <style:style style:name="T340" style:family="text">
      <style:text-properties officeooo:rsid="02338794"/>
    </style:style>
    <style:style style:name="T341" style:family="text">
      <style:text-properties officeooo:rsid="0236cf8f"/>
    </style:style>
    <style:style style:name="T342" style:family="text">
      <style:text-properties officeooo:rsid="02383705"/>
    </style:style>
    <style:style style:name="T343" style:family="text">
      <style:text-properties officeooo:rsid="023a2b56"/>
    </style:style>
    <style:style style:name="T344" style:family="text">
      <style:text-properties officeooo:rsid="023addb2"/>
    </style:style>
    <style:style style:name="T345" style:family="text">
      <style:text-properties officeooo:rsid="023c473f"/>
    </style:style>
    <style:style style:name="T346" style:family="text">
      <style:text-properties officeooo:rsid="023dc317"/>
    </style:style>
    <style:style style:name="T347" style:family="text">
      <style:text-properties officeooo:rsid="023ee3f5"/>
    </style:style>
    <style:style style:name="T348" style:family="text">
      <style:text-properties officeooo:rsid="023f6951"/>
    </style:style>
    <style:style style:name="T349" style:family="text">
      <style:text-properties officeooo:rsid="02425aa1"/>
    </style:style>
    <style:style style:name="T350" style:family="text">
      <style:text-properties officeooo:rsid="024609ea"/>
    </style:style>
    <style:style style:name="T351" style:family="text">
      <style:text-properties officeooo:rsid="0247379e"/>
    </style:style>
    <style:style style:name="T352" style:family="text">
      <style:text-properties officeooo:rsid="0248c6db"/>
    </style:style>
    <style:style style:name="T353" style:family="text">
      <style:text-properties officeooo:rsid="0248f1a5"/>
    </style:style>
    <style:style style:name="T354" style:family="text">
      <style:text-properties officeooo:rsid="024aa60b"/>
    </style:style>
    <style:style style:name="T355" style:family="text">
      <style:text-properties officeooo:rsid="024b9af4"/>
    </style:style>
    <style:style style:name="T356" style:family="text">
      <style:text-properties officeooo:rsid="024cabc4"/>
    </style:style>
    <style:style style:name="T357" style:family="text">
      <style:text-properties officeooo:rsid="024e4b75"/>
    </style:style>
    <style:style style:name="T358" style:family="text">
      <style:text-properties officeooo:rsid="024f8f4a"/>
    </style:style>
    <style:style style:name="T359" style:family="text">
      <style:text-properties officeooo:rsid="0250054a"/>
    </style:style>
    <style:style style:name="T360" style:family="text">
      <style:text-properties officeooo:rsid="02510e3e"/>
    </style:style>
    <style:style style:name="T361" style:family="text">
      <style:text-properties officeooo:rsid="0252e927"/>
    </style:style>
    <style:style style:name="T362" style:family="text">
      <style:text-properties officeooo:rsid="0254210d"/>
    </style:style>
    <style:style style:name="T363" style:family="text">
      <style:text-properties officeooo:rsid="0254cc66"/>
    </style:style>
    <style:style style:name="T364" style:family="text">
      <style:text-properties officeooo:rsid="02559499"/>
    </style:style>
    <style:style style:name="T365" style:family="text">
      <style:text-properties officeooo:rsid="025787d9"/>
    </style:style>
    <style:style style:name="T366" style:family="text">
      <style:text-properties officeooo:rsid="0258e268"/>
    </style:style>
    <style:style style:name="T367" style:family="text">
      <style:text-properties officeooo:rsid="025ac980"/>
    </style:style>
    <style:style style:name="T368" style:family="text">
      <style:text-properties officeooo:rsid="025e1bf4"/>
    </style:style>
    <style:style style:name="T369" style:family="text">
      <style:text-properties officeooo:rsid="025feeab"/>
    </style:style>
    <style:style style:name="T370" style:family="text">
      <style:text-properties officeooo:rsid="026268ea"/>
    </style:style>
    <style:style style:name="T371" style:family="text">
      <style:text-properties officeooo:rsid="0263e222"/>
    </style:style>
    <style:style style:name="T372" style:family="text">
      <style:text-properties officeooo:rsid="0265dc2e"/>
    </style:style>
    <style:style style:name="T373" style:family="text">
      <style:text-properties officeooo:rsid="0267c56f"/>
    </style:style>
    <style:style style:name="T374" style:family="text">
      <style:text-properties officeooo:rsid="0268e326"/>
    </style:style>
    <style:style style:name="T375" style:family="text">
      <style:text-properties officeooo:rsid="026949e9"/>
    </style:style>
    <style:style style:name="T376" style:family="text">
      <style:text-properties officeooo:rsid="026b225c"/>
    </style:style>
    <style:style style:name="T377" style:family="text">
      <style:text-properties officeooo:rsid="026cde7d"/>
    </style:style>
    <style:style style:name="T378" style:family="text">
      <style:text-properties officeooo:rsid="0270c8e1"/>
    </style:style>
    <style:style style:name="T379" style:family="text">
      <style:text-properties officeooo:rsid="02727af1"/>
    </style:style>
    <style:style style:name="T380" style:family="text">
      <style:text-properties officeooo:rsid="02746c38"/>
    </style:style>
    <style:style style:name="T381" style:family="text">
      <style:text-properties officeooo:rsid="0275a54d"/>
    </style:style>
    <style:style style:name="T382" style:family="text">
      <style:text-properties officeooo:rsid="0277c044"/>
    </style:style>
    <style:style style:name="T383" style:family="text">
      <style:text-properties officeooo:rsid="027840a1"/>
    </style:style>
    <style:style style:name="T384" style:family="text">
      <style:text-properties officeooo:rsid="0279cb69"/>
    </style:style>
    <style:style style:name="T385" style:family="text">
      <style:text-properties officeooo:rsid="027a14e7"/>
    </style:style>
    <style:style style:name="T386" style:family="text">
      <style:text-properties officeooo:rsid="027a5d6d"/>
    </style:style>
    <style:style style:name="T387" style:family="text">
      <style:text-properties officeooo:rsid="027b8113"/>
    </style:style>
    <style:style style:name="T388" style:family="text">
      <style:text-properties officeooo:rsid="027eb36e"/>
    </style:style>
    <style:style style:name="T389" style:family="text">
      <style:text-properties officeooo:rsid="02809315"/>
    </style:style>
    <style:style style:name="T390" style:family="text">
      <style:text-properties officeooo:rsid="0284d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一、读懂Makefile</text:p>
      <text:p text:style-name="P6">1、Make<text:span text:style-name="T58">f</text:span>ile简介</text:p>
      <text:p text:style-name="P20">简单来说，<text:span text:style-name="T1">Make</text:span><text:span text:style-name="T59">f</text:span><text:span text:style-name="T1">ile就是帮助我们编译工程并生成可执行文件。现在的IDE基本上都做了Make</text:span><text:span text:style-name="T60">f</text:span><text:span text:style-name="T1">ile的事情，并不需要我们自己去手动编写Make</text:span><text:span text:style-name="T60">f</text:span><text:span text:style-name="T1">ile，但是在Linux环境下，对于一个大型工程，我们常常要定制自己的编译规则，要编译哪些文件，该如何编译，通过Make</text:span><text:span text:style-name="T60">f</text:span><text:span text:style-name="T1">ile就可以搞定。有了Make</text:span><text:span text:style-name="T60">f</text:span><text:span text:style-name="T1">ile，只需要执行一个简单的make命令，即可实现自动化编译</text:span><text:span text:style-name="T56">，</text:span><text:span text:style-name="T1">当然有时候执行make命令之前还需要做一些配置工作，比如在android环境下开发时，首先要执行“envsetup.sh”并lunch一个SDK版本，这个需要根据实际情况而定。</text:span></text:p>
      <text:p text:style-name="P20"><text:span text:style-name="T1">在Linux下通过gcc进行编译时，包括四个阶段：预编译、编译、汇编和链接，分别生成.</text:span><text:span text:style-name="T42">i、.s、.o和可执行文件，前三个阶段可归结为一个过程</text:span><text:span text:style-name="T43">，即编译过程以生成中间文件</text:span><text:span text:style-name="T44">.o，链接过程有两种情况</text:span><text:span text:style-name="T45">，静态链接和动态链接</text:span><text:span text:style-name="T46">，也就是所谓的库文件</text:span><text:span text:style-name="T47">，静态库后缀为</text:span><text:span text:style-name="T48">.a，动态库后缀为.so</text:span><text:span text:style-name="T49">。了解gcc的编译过程，有助于理解</text:span><text:span text:style-name="T1">Make</text:span><text:span text:style-name="T60">f</text:span><text:span text:style-name="T1">ile</text:span><text:span text:style-name="T50">，下面先来看一个简单的例子。</text:span></text:p>
      <text:p text:style-name="P7">2、第一个<text:span text:style-name="T1">Make</text:span><text:span text:style-name="T60">f</text:span><text:span text:style-name="T1">ile</text:span></text:p>
      <text:p text:style-name="P2"><text:span text:style-name="T50">以c代码为例</text:span><text:span text:style-name="T57">，</text:span><text:span text:style-name="T50">这里有四个文件</text:span><text:span text:style-name="T51">，分别如下。</text:span></text:p>
      <text:p text:style-name="P3"><text:span text:style-name="T52">main.c——</text:span><text:span text:style-name="T55">调用circle.h头文件声明的length()和area()函数</text:span></text:p>
      <text:p text:style-name="P77">#include "circle.h" </text:p>
      <text:p text:style-name="P77">#include "stdio.h" </text:p>
      <text:p text:style-name="P77"/>
      <text:p text:style-name="P77">int main(void) </text:p>
      <text:p text:style-name="P77">{ </text:p>
      <text:p text:style-name="P77"><text:tab/>printf("length = %lf\n", length(5)); </text:p>
      <text:p text:style-name="P77"><text:tab/>printf("area = %lf\n", area(5)); </text:p>
      <text:p text:style-name="P77"/>
      <text:p text:style-name="P77"><text:tab/>return 0; </text:p>
      <text:p text:style-name="P77">}</text:p>
      <text:p text:style-name="P4"><text:span text:style-name="T52">circle.h——</text:span><text:span text:style-name="T55">声明length()和area()函数</text:span></text:p>
      <text:p text:style-name="P78">#ifndef CIRCLE_H </text:p>
      <text:p text:style-name="P78">#define CIRCLE_H </text:p>
      <text:p text:style-name="P78"/>
      <text:p text:style-name="P78">double length(int r); </text:p>
      <text:p text:style-name="P78">double area(int r); </text:p>
      <text:p text:style-name="P78"/>
      <text:p text:style-name="P78"><text:soft-page-break/>#endif // CIRCLE_H</text:p>
      <text:p text:style-name="P5"><text:span text:style-name="T52">circle.c——实现</text:span><text:span text:style-name="T55">length()和area()函数</text:span></text:p>
      <text:p text:style-name="P79">#include "circle.h" </text:p>
      <text:p text:style-name="P79">#include "def.h" </text:p>
      <text:p text:style-name="P79"/>
      <text:p text:style-name="P79">double length(int r) </text:p>
      <text:p text:style-name="P79">{ </text:p>
      <text:p text:style-name="P79"><text:tab/>return 2 * PI * r; </text:p>
      <text:p text:style-name="P79">} </text:p>
      <text:p text:style-name="P79"/>
      <text:p text:style-name="P79">double area(int r) </text:p>
      <text:p text:style-name="P79">{ </text:p>
      <text:p text:style-name="P79"><text:tab/>return PI * r * r; </text:p>
      <text:p text:style-name="P79">}</text:p>
      <text:p text:style-name="P8">def.h——圆周率PI的定义</text:p>
      <text:p text:style-name="P80">#ifndef DEF_H </text:p>
      <text:p text:style-name="P80">#define DEF_H </text:p>
      <text:p text:style-name="P80"/>
      <text:p text:style-name="P80">#define PI 3.1415926 </text:p>
      <text:p text:style-name="P80"/>
      <text:p text:style-name="P80">#endif // DEF_H</text:p>
      <text:p text:style-name="P1">使用gcc编译以上四个文件<text:span text:style-name="T53">，假设目标文件为main</text:span><text:span text:style-name="T54">，命令如下：</text:span></text:p>
      <text:p text:style-name="P81">$gcc -o main main.c circle.c</text:p>
      <text:p text:style-name="P75"><text:span text:style-name="T2">当工程中有n个文件时</text:span><text:span text:style-name="T3">，还是像上面的命令一样在gcc后面跟着一大堆文件吗</text:span><text:span text:style-name="T4">，这样就太笨拙了。即便如此</text:span><text:span text:style-name="T5">，如果只是某个文件修改了一点代码</text:span><text:span text:style-name="T6">，也要编译整个工程吗，想想就不必这样</text:span><text:span text:style-name="T7">，有时候我们还要单独编译某个功能模块</text:span><text:span text:style-name="T8">，这时候就该</text:span><text:span text:style-name="T36">Make</text:span><text:span text:style-name="T37">f</text:span><text:span text:style-name="T36">ile</text:span><text:span text:style-name="T8">发挥作用了</text:span><text:span text:style-name="T9">。编译上面的四个文件</text:span><text:span text:style-name="T10">，可使用如下</text:span><text:span text:style-name="T36">Make</text:span><text:span text:style-name="T37">f</text:span><text:span text:style-name="T36">ile</text:span><text:span text:style-name="T11">。</text:span></text:p>
      <text:p text:style-name="P9"><text:span text:style-name="T1">Make</text:span><text:span text:style-name="T60">f</text:span><text:span text:style-name="T1">ile</text:span>——</text:p>
      <text:p text:style-name="P82">main: main.o circle.o </text:p>
      <text:p text:style-name="P82"><text:tab/>gcc -o main main.o circle.o </text:p>
      <text:p text:style-name="P82"/>
      <text:p text:style-name="P82">main.o: main.c circle.h </text:p>
      <text:p text:style-name="P82"><text:tab/>gcc -c main.c </text:p>
      <text:p text:style-name="P82"/>
      <text:p text:style-name="P82"><text:soft-page-break/>circle.o: circle.c circle.h def.h </text:p>
      <text:p text:style-name="P82"><text:tab/>gcc -c circle.c </text:p>
      <text:p text:style-name="P82"/>
      <text:p text:style-name="P82">clean: </text:p>
      <text:p text:style-name="P82"><text:tab/>rm main main.o circle.o</text:p>
      <text:p text:style-name="P75"><text:span text:style-name="T11">上面的</text:span><text:span text:style-name="T36">Make</text:span><text:span text:style-name="T37">f</text:span><text:span text:style-name="T36">ile</text:span><text:span text:style-name="T11">是一个非常简单的文件</text:span><text:span text:style-name="T18">，</text:span><text:span text:style-name="T11">通过这个文件</text:span><text:span text:style-name="T12">，只需要执行命令</text:span><text:span text:style-name="T13">“make”就可以生成目标文件main</text:span><text:span text:style-name="T14">，执行命令</text:span><text:span text:style-name="T15">“make clean”就可以删除目标文件main和一些.o中间文件</text:span><text:span text:style-name="T16">，当工程庞大</text:span><text:span text:style-name="T17">时</text:span><text:span text:style-name="T36">Make</text:span><text:span text:style-name="T37">f</text:span><text:span text:style-name="T36">ile</text:span><text:span text:style-name="T17">的好处就显现出来了</text:span><text:span text:style-name="T19">，其神奇功效如下：</text:span></text:p>
      <text:p text:style-name="P72"><text:span text:style-name="T20">（1）如果这个工程没有编译过</text:span><text:span text:style-name="T21">，那么所有的c文件都要被编译和链接</text:span><text:span text:style-name="T22">。</text:span></text:p>
      <text:p text:style-name="P73"><text:span text:style-name="T23">（2）如果这个工程的某几个c文件被修改了</text:span><text:span text:style-name="T24">，那么只编译被修改的这几个c文件</text:span><text:span text:style-name="T25">并链接目标程序</text:span><text:span text:style-name="T26">。</text:span></text:p>
      <text:p text:style-name="P74"><text:span text:style-name="T26">（3）如果这个工程的某几个头文件被修改了</text:span><text:span text:style-name="T27">，那么只编译引用了这几个头文件的</text:span><text:span text:style-name="T28">c文件并链接目标程序。</text:span></text:p>
      <text:p text:style-name="P75"><text:span text:style-name="T28">从上面的</text:span><text:span text:style-name="T36">Make</text:span><text:span text:style-name="T37">f</text:span><text:span text:style-name="T36">ile</text:span><text:span text:style-name="T28">可以看出其一般格式如下</text:span><text:span text:style-name="T29">：</text:span></text:p>
      <text:p text:style-name="P83">target: prerequisites </text:p>
      <text:p text:style-name="P83"><text:tab/>commands</text:p>
      <text:p text:style-name="P87"># or</text:p>
      <text:p text:style-name="P84">target: prerequisites; commands</text:p>
      <text:p text:style-name="P76"><text:span text:style-name="T28">target是目标文件</text:span><text:span text:style-name="T30">，后面跟着一个冒号</text:span><text:span text:style-name="T35">，</text:span><text:span text:style-name="T30">prerequisites是生成target所需要的文件</text:span><text:span text:style-name="T31">，当文件较多时</text:span><text:span text:style-name="T38">，可使用续行符号“\”进行续行，另起一行</text:span><text:span text:style-name="T31">commands是make执行的shell命令</text:span><text:span text:style-name="T32">，有一点必须注意</text:span><text:span text:style-name="T33">，commands前要留一个Tab键的距离</text:span><text:span text:style-name="T34">。如果它们在同一行的话</text:span><text:span text:style-name="T33">commands前以分号进行分隔</text:span><text:span text:style-name="T39">。Makefile支持通配符</text:span><text:span text:style-name="T40">，例如</text:span><text:span text:style-name="T41">“*”，</text:span><text:span text:style-name="T40">用法同bash。</text:span></text:p>
      <text:p text:style-name="P15">3、<text:span text:style-name="T1">Make</text:span><text:span text:style-name="T60">f</text:span><text:span text:style-name="T1">ile</text:span>工作过程</text:p>
      <text:p text:style-name="P16"><text:span text:style-name="T61">（</text:span><text:span text:style-name="T62">1</text:span><text:span text:style-name="T61">）一般情况下，当文件名为“</text:span><text:span text:style-name="T1">Make</text:span><text:span text:style-name="T60">f</text:span><text:span text:style-name="T1">ile</text:span><text:span text:style-name="T61">”</text:span><text:span text:style-name="T63">或“makefile”时</text:span><text:span text:style-name="T125">，也可以是“GNUmakefile”</text:span><text:span text:style-name="T63">，只需要输入命令</text:span><text:span text:style-name="T64">“make”即可，但有时候我们要起一个一目了然的文件名</text:span><text:span text:style-name="T65">，以清楚地知道这个文件是干什么用的</text:span><text:span text:style-name="T66">，这时执行make命令时就要使用</text:span><text:span text:style-name="T67">“-f”参数了，以指定具体的文件</text:span><text:span text:style-name="T126">，例如“make -f main.mk”</text:span><text:span text:style-name="T127">。</text:span></text:p>
      <text:p text:style-name="P19"><text:span text:style-name="T128">（2）在Makefile中可以引用外部的Makefile</text:span><text:span text:style-name="T129">，语法是“include &lt;filename&gt;”</text:span><text:span text:style-name="T130">，类似于C/C++的“#include”</text:span><text:span text:style-name="T137">，支持绝对路径和相对路径</text:span><text:span text:style-name="T131">。</text:span><text:span text:style-name="T68">make命令执行时</text:span><text:span text:style-name="T132">，</text:span><text:span text:style-name="T68">默认在当前目录下查找Makefile</text:span><text:span text:style-name="T133">，还可以通过</text:span><text:span text:style-name="T134">“-I”参数指定。</text:span></text:p>
      <text:p text:style-name="P17"><text:span text:style-name="T68">（</text:span><text:span text:style-name="T128">3</text:span><text:span text:style-name="T68">）找到Makefile后</text:span><text:span text:style-name="T69">，它会找文件中的第一个目标文件</text:span><text:span text:style-name="T70">，即文件中最顶端的</text:span><text:soft-page-break/><text:span text:style-name="T70">target，这个target编译完成后则整个编译过程结束</text:span><text:span text:style-name="T72">，</text:span><text:span text:style-name="T71">如果还有其他的target</text:span><text:span text:style-name="T71">没有编译也不再编译</text:span><text:span text:style-name="T73">，所以文件中的第一个target格外重要。但是</text:span><text:span text:style-name="T74">，有时候我们偏偏只要编译文件中的某个target，这也是可以的</text:span><text:span text:style-name="T75">，只需要在make命令后输入这个target即可</text:span><text:span text:style-name="T76">，其它不相关的 target将不再编译。</text:span></text:p>
      <text:p text:style-name="P18"><text:span text:style-name="T76">（</text:span><text:span text:style-name="T128">4</text:span><text:span text:style-name="T76">）整个编译过程其实就是文件依赖的查找与编译的过程</text:span><text:span text:style-name="T77">。当目标文件不存在或者依赖文件比目标文件新时</text:span><text:span text:style-name="T78">，将执行后面的commands命令</text:span><text:span text:style-name="T79">，然后当前的依赖文件又会去查找它自己的依赖文件，就这样一层一层执行下去。</text:span></text:p>
      <text:p text:style-name="P10"><text:span text:style-name="T80">（</text:span><text:span text:style-name="T128">5</text:span><text:span text:style-name="T80">）上面例子中Makefile的clean，它没有被第一个target关联，也没有被其它的target关联</text:span><text:span text:style-name="T81">，是不会被自动执行的</text:span><text:span text:style-name="T82">，不过可以像第</text:span><text:span text:style-name="T83">“（2）”点提到的，使用命令</text:span><text:span text:style-name="T84">“make clean”来完成。</text:span></text:p>
      <text:p text:style-name="P10"><text:span text:style-name="T84">Makefile执行过程可以简单的概括为</text:span><text:span text:style-name="T135">：Makefile读取</text:span><text:span text:style-name="T136">&gt;include的Makefile读取&gt;变量初始化&gt;隐晦规则自动推导&gt;目标文件创建依赖关系&gt;依据依赖关系决定哪些目标文件需要重新生成&gt;执行生成命令。</text:span></text:p>
      <text:p text:style-name="P36">4、使用变量来优化Makefile</text:p>
      <text:p text:style-name="P11"><text:span text:style-name="T85">在上面的例子中</text:span><text:span text:style-name="T86">，main这个target用到了main.o和circle.o两次</text:span><text:span text:style-name="T87">，clean这个target也用到了</text:span><text:span text:style-name="T86">main.o和circle.o一次</text:span><text:span text:style-name="T91">，</text:span><text:span text:style-name="T87">这还算好的</text:span><text:span text:style-name="T88">，如果依赖文件多时，写多次就太麻烦了</text:span><text:span text:style-name="T89">，我们可以使用变量來简化这个过程</text:span><text:span text:style-name="T90">，类似于shell脚本中的变量</text:span><text:span text:style-name="T121">，</text:span><text:span text:style-name="T90">修改上面的Makefile如下。</text:span></text:p>
      <text:p text:style-name="P88">objects = main.o circle.o </text:p>
      <text:p text:style-name="P88"/>
      <text:p text:style-name="P88">main: $(objects) </text:p>
      <text:p text:style-name="P88"><text:tab/>gcc -o main $(objects) </text:p>
      <text:p text:style-name="P88"/>
      <text:p text:style-name="P88">main.o: main.c circle.h </text:p>
      <text:p text:style-name="P88"><text:tab/>gcc -c main.c </text:p>
      <text:p text:style-name="P88"/>
      <text:p text:style-name="P88">circle.o: circle.c circle.h def.h </text:p>
      <text:p text:style-name="P88"><text:tab/>gcc -c circle.c </text:p>
      <text:p text:style-name="P88"/>
      <text:p text:style-name="P88">clean: </text:p>
      <text:p text:style-name="P88"><text:tab/>rm main $(objects)</text:p>
      <text:p text:style-name="P12">上面例子中<text:span text:style-name="T92">，我们把</text:span><text:span text:style-name="T86">main.o和circle.o赋值给了变量objects</text:span><text:span text:style-name="T92">，这个变量名字是可以随意起的</text:span><text:span text:style-name="T93">，访问变量时使用美元符号</text:span><text:span text:style-name="T94">$，并把变量用圆括号括起来，使用花括号也是可以的</text:span><text:span text:style-name="T95">。</text:span></text:p>
      <text:p text:style-name="P37"><text:soft-page-break/>5、使用make的自动推导功能来优化Makefile</text:p>
      <text:p text:style-name="P13"><text:span text:style-name="T96">make可以自动推导文件及文件依赖关系</text:span><text:span text:style-name="T97">后面的命令</text:span><text:span text:style-name="T98">，也就是常说的隐晦规则</text:span><text:span text:style-name="T119">，与显式规则对比</text:span><text:span text:style-name="T120">，</text:span><text:span text:style-name="T98">这样就又可以少写几行代码</text:span><text:span text:style-name="T99">，以circle.o为例，make会自动推导出依赖文件circle.c和命令</text:span><text:span text:style-name="T100">“gcc -c circle.c”</text:span><text:span text:style-name="T101">，再次修改上面的Makefile如下</text:span><text:span text:style-name="T102">。</text:span></text:p>
      <text:p text:style-name="P89">objects = main.o circle.o </text:p>
      <text:p text:style-name="P89"/>
      <text:p text:style-name="P89">main: $(objects) </text:p>
      <text:p text:style-name="P89"><text:tab/>gcc -o main $(objects) </text:p>
      <text:p text:style-name="P89"/>
      <text:p text:style-name="P89">main.o: circle.h </text:p>
      <text:p text:style-name="P89">circle.o: circle.h def.h </text:p>
      <text:p text:style-name="P89"/>
      <text:p text:style-name="P89">clean: </text:p>
      <text:p text:style-name="P89"><text:tab/>rm main $(objects)</text:p>
      <text:p text:style-name="P38">6、伪目标的使用</text:p>
      <text:p text:style-name="P14"><text:span text:style-name="T103">每个Makef</text:span><text:span text:style-name="T104">ile都要有一个clean，用于清除文件</text:span><text:span text:style-name="T106">，</text:span><text:span text:style-name="T104">一般在文件最下面</text:span><text:span text:style-name="T105">，常见的做法是</text:span><text:span text:style-name="T107">使用</text:span><text:span text:style-name="T108">“.PHONY”</text:span><text:span text:style-name="T105">把clean变为一个伪目标</text:span><text:span text:style-name="T109">，因为clean并不是一个真正的目标文件</text:span><text:span text:style-name="T110">，也可以理解为一个标签</text:span><text:span text:style-name="T138">，</text:span><text:span text:style-name="T109">修改上面Makefile如下。</text:span></text:p>
      <text:p text:style-name="P90">objects = main.o circle.o </text:p>
      <text:p text:style-name="P90"/>
      <text:p text:style-name="P90">main: $(objects) </text:p>
      <text:p text:style-name="P90"><text:tab/>gcc -o main $(objects) </text:p>
      <text:p text:style-name="P90"/>
      <text:p text:style-name="P90">main.o: circle.h </text:p>
      <text:p text:style-name="P90">circle.o: circle.h def.h </text:p>
      <text:p text:style-name="P90"/>
      <text:p text:style-name="P90">.PHONY: clean </text:p>
      <text:p text:style-name="P90">clean: </text:p>
      <text:p text:style-name="P90"><text:tab/>-rm main $(objects)</text:p>
      <text:p text:style-name="P21"><text:span text:style-name="T111">仔细观察可以发现rm命令前面有个减号，意思是命令执行过程中如果遇到某些文件有问题将忽略</text:span><text:span text:style-name="T112">，继续执行。</text:span></text:p>
      <text:p text:style-name="P23"><text:span text:style-name="T112">伪目标的另一种功能</text:span><text:span text:style-name="T139">：执行</text:span><text:span text:style-name="T140">“make”时，编译的是文件最顶端的目标文件</text:span><text:span text:style-name="T141">，如果目标文件有多个</text:span><text:span text:style-name="T142">，最终目标文件也是只有一个</text:span><text:span text:style-name="T143">，即第一个目标文件，如果</text:span><text:soft-page-break/><text:span text:style-name="T143">我们想一口气编译多个目标文件</text:span><text:span text:style-name="T144">，就可以使用伪目标</text:span><text:span text:style-name="T145">，把伪目标放到文件顶端</text:span><text:span text:style-name="T146">，</text:span><text:span text:style-name="T146">伪目标的依赖文件为我们真正想要的目标文件。</text:span></text:p>
      <text:p text:style-name="P24"><text:span text:style-name="T147">7</text:span><text:span text:style-name="T113">、多目标与静态模式</text:span></text:p>
      <text:p text:style-name="P24"><text:span text:style-name="T113">通过上面的Makefile可以发现</text:span><text:span text:style-name="T114">，目标文件都是一个</text:span><text:span text:style-name="T115">，依赖文件则有多个，也就是一对一或一对多的关系</text:span><text:span text:style-name="T116">，其实多个目标文件也可以写在一起</text:span><text:span text:style-name="T117">，也就是多对一或多对多的关系</text:span><text:span text:style-name="T118">。</text:span></text:p>
      <text:p text:style-name="P24"><text:span text:style-name="T118">静态模式可以更加容易地定义多目标的规则</text:span><text:span text:style-name="T148">，语法如下</text:span><text:span text:style-name="T149">：</text:span></text:p>
      <text:p text:style-name="P85"><text:span text:style-name="T150">&lt;targets&gt;: &lt;target</text:span><text:span text:style-name="T151">s</text:span><text:span text:style-name="T150">-pattern&gt;: &lt;prerequisites-pattern&gt;</text:span></text:p>
      <text:p text:style-name="P39">targets指定了一系列的目标文件，是一个目标文件的集合。</text:p>
      <text:p text:style-name="P25"><text:span text:style-name="T152">targets</text:span><text:span text:style-name="T153">-pattern指明了targets的模式。</text:span></text:p>
      <text:p text:style-name="P26"><text:span text:style-name="T153">prerequisites-pattern指明了依赖文件的模式</text:span><text:span text:style-name="T154">，与</text:span><text:span text:style-name="T152">targets</text:span><text:span text:style-name="T153">-pattern相关</text:span><text:span text:style-name="T154">。</text:span></text:p>
      <text:p text:style-name="P26"><text:span text:style-name="T154">下面以一个例子说明</text:span><text:span text:style-name="T155">，假设我们有dog.c和cat.c两个文件</text:span><text:span text:style-name="T156">，想要编译生成dog.o和cat.o</text:span><text:span text:style-name="T157">，Makefile如下：</text:span></text:p>
      <text:p text:style-name="P91">objects = dog.o cat.o </text:p>
      <text:p text:style-name="P91"/>
      <text:p text:style-name="P91">all: $(objects) </text:p>
      <text:p text:style-name="P91"/>
      <text:p text:style-name="P91">$(objects): %.o: %.c </text:p>
      <text:p text:style-name="P91"><text:tab/>gcc -c $&lt; -o $@ </text:p>
      <text:p text:style-name="P91"/>
      <text:p text:style-name="P91">.PHONY: clean </text:p>
      <text:p text:style-name="P91">clean: </text:p>
      <text:p text:style-name="P91"><text:tab/>-rm *.o</text:p>
      <text:p text:style-name="P27"><text:span text:style-name="T158">上面的Makefile</text:span><text:span text:style-name="T159">，最终目标是all</text:span><text:span text:style-name="T160">，为多目标</text:span><text:span text:style-name="T161">，</text:span><text:span text:style-name="T162">“%.o”表示目标集中以“.o”结尾的文件即dog.o和cat.o</text:span><text:span text:style-name="T163">，</text:span><text:span text:style-name="T162">“%.c”则是将“%.o”表示的文件的后缀从</text:span><text:span text:style-name="T164">“.o”替换为“.c”，</text:span><text:span text:style-name="T165">“$&lt;”和“$@”是两个自动化变量</text:span><text:span text:style-name="T166">，分别表示依赖文件集和目标文件集</text:span><text:span text:style-name="T167">。</text:span></text:p>
      <text:p text:style-name="P28"><text:span text:style-name="T169">8</text:span><text:span text:style-name="T168">、</text:span><text:span text:style-name="T170">“.d”文件</text:span></text:p>
      <text:p text:style-name="P29"><text:span text:style-name="T170">在Makefile中</text:span><text:span text:style-name="T171">，依赖文件可能会包含多个头文件</text:span><text:span text:style-name="T172">，在一个大型的工程中</text:span><text:span text:style-name="T173">，我们必须知道源文件中包含了哪些头文件</text:span><text:span text:style-name="T174">，这样才能编写依赖关系，数量庞大时就显得工作量繁重了</text:span><text:span text:style-name="T175">，而且可维护性差，一个好的做法是使用gcc编译的</text:span><text:span text:style-name="T176">“-M”或者“-MM”选项，它会自动生成依赖关系，这两个选项的区别是前者包含了标准库的头文件而后者没有</text:span><text:span text:style-name="T177">。以我们一开始的main.c为例</text:span><text:span text:style-name="T178">，结果如下：</text:span></text:p>
      <text:p text:style-name="P86"><text:span text:style-name="T179">$</text:span><text:span text:style-name="T178">gcc -M main.c</text:span></text:p>
      <text:p text:style-name="P92"><text:soft-page-break/>main.o: main.c circle.h /usr/include/stdio.h /usr/include/features.h \ </text:p>
      <text:p text:style-name="P92"><text:s/>/usr/include/stdc-predef.h /usr/include/x86_64-linux-gnu/bits/predefs.h \ </text:p>
      <text:p text:style-name="P92"><text:s/>/usr/include/x86_64-linux-gnu/sys/cdefs.h \ </text:p>
      <text:p text:style-name="P92"><text:s/>/usr/include/x86_64-linux-gnu/bits/wordsize.h \ </text:p>
      <text:p text:style-name="P92"><text:s/>/usr/include/x86_64-linux-gnu/gnu/stubs.h \ </text:p>
      <text:p text:style-name="P92"><text:s/>/usr/include/x86_64-linux-gnu/gnu/stubs-64.h \ </text:p>
      <text:p text:style-name="P92"><text:s/>/usr/lib/gcc/x86_64-linux-gnu/4.6/include/stddef.h \ </text:p>
      <text:p text:style-name="P92"><text:s/>/usr/include/x86_64-linux-gnu/bits/types.h \ </text:p>
      <text:p text:style-name="P92"><text:s/>/usr/include/x86_64-linux-gnu/bits/typesizes.h /usr/include/libio.h \ </text:p>
      <text:p text:style-name="P92"><text:s/>/usr/include/_G_config.h /usr/include/wchar.h \ </text:p>
      <text:p text:style-name="P92"><text:s/>/usr/lib/gcc/x86_64-linux-gnu/4.6/include/stdarg.h \ </text:p>
      <text:p text:style-name="P92"><text:s/>/usr/include/x86_64-linux-gnu/bits/stdio_lim.h \ </text:p>
      <text:p text:style-name="P92"><text:s/>/usr/include/x86_64-linux-gnu/bits/sys_errlist.h </text:p>
      <text:p text:style-name="P86"><text:span text:style-name="T179">$</text:span><text:span text:style-name="T178">gcc -MM main.c</text:span></text:p>
      <text:p text:style-name="P93">main.o: main.c circle.h </text:p>
      <text:p text:style-name="P30"><text:span text:style-name="T180">从上面的例子可以看出</text:span><text:span text:style-name="T176">“-M”与“-MM”的区别</text:span><text:span text:style-name="T180">，我们一般使用后者。自动生成的依赖关系放在</text:span><text:span text:style-name="T181">“.d”文件中，例如main.c的依赖关系对应于main.d</text:span><text:span text:style-name="T182">，且看下面的Makefile</text:span><text:span text:style-name="T183">。</text:span></text:p>
      <text:p text:style-name="P94">sources:=$(wildcard *.c) </text:p>
      <text:p text:style-name="P94">objects=$(sources:.c=.o) </text:p>
      <text:p text:style-name="P94"/>
      <text:p text:style-name="P94">all: main </text:p>
      <text:p text:style-name="P94"/>
      <text:p text:style-name="P94">%.d: %.c </text:p>
      <text:p text:style-name="P94"><text:tab/>rm -f $@ </text:p>
      <text:p text:style-name="P94"><text:tab/>gcc -MM $&lt; &gt; tmp </text:p>
      <text:p text:style-name="P94"><text:tab/>sed 's,\($*\)\.o,\1.o $@,g' &lt; tmp &gt; $@ </text:p>
      <text:p text:style-name="P94"><text:tab/>rm -f tmp </text:p>
      <text:p text:style-name="P94"/>
      <text:p text:style-name="P94">sinclude $(sources:.c=.d) </text:p>
      <text:p text:style-name="P94"/>
      <text:p text:style-name="P94">main: $(objects) </text:p>
      <text:p text:style-name="P94"><text:tab/>gcc -o main $^ </text:p>
      <text:p text:style-name="P94"/>
      <text:p text:style-name="P94"><text:soft-page-break/>.PHONY: clean </text:p>
      <text:p text:style-name="P94">clean: </text:p>
      <text:p text:style-name="P94"><text:tab/>-rm -f main *.o *.d</text:p>
      <text:p text:style-name="P30"><text:span text:style-name="T183">上面的Makefile涉及的知识点较多</text:span><text:span text:style-name="T185">，</text:span><text:span text:style-name="T183">稍微有点负责</text:span><text:span text:style-name="T184">，下面详细解释一下</text:span><text:span text:style-name="T186">。</text:span></text:p>
      <text:p text:style-name="P31"><text:span text:style-name="T186">第一行</text:span><text:span text:style-name="T187">：</text:span><text:span text:style-name="T188">“:=”表示覆盖赋值，另外</text:span><text:span text:style-name="T189">，“=”是最</text:span><text:span text:style-name="T192">基本</text:span><text:span text:style-name="T189">的赋值，“</text:span><text:span text:style-name="T190">+</text:span><text:span text:style-name="T189">=”是追加赋值</text:span><text:span text:style-name="T191">，</text:span><text:span text:style-name="T189">“</text:span><text:span text:style-name="T190">?</text:span><text:span text:style-name="T189">=”是变量没有被赋值时才进行等号后面的赋值</text:span><text:span text:style-name="T193">，Makefile支持通配符</text:span><text:span text:style-name="T194">，但是给变量赋值时</text:span><text:span text:style-name="T195">“*.c”并不会被展开，表示的还是其字面值</text:span><text:span text:style-name="T196">，所以要用</text:span><text:span text:style-name="T197">“wildcard”进行转换。</text:span></text:p>
      <text:p text:style-name="P31"><text:span text:style-name="T197">第二行</text:span><text:span text:style-name="T198">：字符串替换，把</text:span><text:span text:style-name="T199">“sources”中的“.c”替换为“.o”，同样的功能可以使用Makefile中的patsubst函数实现</text:span><text:span text:style-name="T200">，这里不做详细介绍。</text:span></text:p>
      <text:p text:style-name="P31"><text:span text:style-name="T197">第三行</text:span><text:span text:style-name="T201">：空白行。</text:span></text:p>
      <text:p text:style-name="P31"><text:span text:style-name="T201">第四行：目标文件为</text:span><text:span text:style-name="T202">“all”，依赖文件为“main”。</text:span></text:p>
      <text:p text:style-name="P32"><text:span text:style-name="T197">第五行</text:span><text:span text:style-name="T201">：空白行。</text:span></text:p>
      <text:p text:style-name="P33"><text:span text:style-name="T183">第六行</text:span><text:span text:style-name="T203">：目标文件为</text:span><text:span text:style-name="T204">“%.d”，依赖文件为“.c”</text:span><text:span text:style-name="T205">，“sources”中所有的“.c”文件都会生成一个对应的“.d”文件</text:span><text:span text:style-name="T204">。</text:span></text:p>
      <text:p text:style-name="P33"><text:span text:style-name="T204">第七行</text:span><text:span text:style-name="T206">：删除旧的目标文件，目的是准备生成新的目标文件</text:span><text:span text:style-name="T207">，</text:span><text:span text:style-name="T206">自动变量“$@”表示目标文件</text:span><text:span text:style-name="T208">。</text:span></text:p>
      <text:p text:style-name="P33"><text:span text:style-name="T208">第八行</text:span><text:span text:style-name="T209">：把上面提到的自动生成的文件依赖关系输入到“tmp”临时文件，</text:span><text:span text:style-name="T210">“-MM”就是用来自动生成依赖关系但不包括标准库，</text:span><text:span text:style-name="T211">“$&lt;”表示第一个依赖文件，</text:span><text:span text:style-name="T212">“&gt;”是数据流重定向符号</text:span><text:span text:style-name="T213">。</text:span></text:p>
      <text:p text:style-name="P33"><text:span text:style-name="T213">第九行</text:span><text:span text:style-name="T214">：使用了sed命令，功能是把临时文件</text:span><text:span text:style-name="T215">“tmp”中的“xxx.o”替换为“xxx.o xxx.d”，即增加一个</text:span><text:span text:style-name="T217">“.d”文件，</text:span><text:span text:style-name="T215">xxx是一个</text:span><text:span text:style-name="T216">“.c”文件的名字，sed命令的用法教为简单</text:span><text:span text:style-name="T218">，不做详细介绍，这里还用到了shell的数据流输入输出重定向。</text:span></text:p>
      <text:p text:style-name="P33"><text:span text:style-name="T218">第十行</text:span><text:span text:style-name="T219">：删除tmp临时文件。</text:span></text:p>
      <text:p text:style-name="P33"><text:span text:style-name="T219">第十一行</text:span><text:span text:style-name="T220">：空白行</text:span><text:span text:style-name="T221">。</text:span></text:p>
      <text:p text:style-name="P33"><text:span text:style-name="T221">第十二行：使用了</text:span><text:span text:style-name="T222">“sinclude”</text:span><text:span text:style-name="T223">，用法同“-include”，include前面的减号表示出错时继续执行</text:span><text:span text:style-name="T224">，这里使用include也可以</text:span><text:span text:style-name="T225">，</text:span><text:span text:style-name="T224">sinclude是为了提高Makefile的兼容性</text:span><text:span text:style-name="T226">。</text:span></text:p>
      <text:p text:style-name="P34"><text:span text:style-name="T219">第十三行</text:span><text:span text:style-name="T220">：空白行</text:span><text:span text:style-name="T221">。</text:span></text:p>
      <text:p text:style-name="P35"><text:span text:style-name="T219">第十四行</text:span><text:span text:style-name="T220">：</text:span><text:span text:style-name="T227">“main”是最后生成的可执行文件</text:span><text:span text:style-name="T228">，依赖于“objects”。</text:span></text:p>
      <text:p text:style-name="P35"><text:span text:style-name="T228">第十五行</text:span><text:span text:style-name="T229">：使用了自动变量</text:span><text:span text:style-name="T230">“$^”，表示依赖文件列表</text:span><text:span text:style-name="T231">。</text:span></text:p>
      <text:p text:style-name="P35"><text:span text:style-name="T231">第十六行</text:span><text:span text:style-name="T232">：空白行。</text:span></text:p>
      <text:p text:style-name="P40">第十七行：伪目标。</text:p>
      <text:p text:style-name="P40"><text:soft-page-break/>第十八行：clean，没有依赖。</text:p>
      <text:p text:style-name="P35"><text:span text:style-name="T232">第十九行：使用rm命令执行一些真正的清除工作</text:span><text:span text:style-name="T233">。</text:span></text:p>
      <text:p text:style-name="P23"><text:span text:style-name="T169">9</text:span><text:span text:style-name="T122">、Makefile注释</text:span></text:p>
      <text:p text:style-name="P22"><text:span text:style-name="T122">Makefile注释以</text:span><text:span text:style-name="T123">“#”开始，shell脚本的注释也是如此</text:span><text:span text:style-name="T124">，如果在文件中使用“#”字符就要进行转义“\#”。</text:span></text:p>
      <text:p text:style-name="P96">二、Makefile高级特性</text:p>
      <text:p text:style-name="P41"><text:span text:style-name="T234">1、巧用</text:span><text:span text:style-name="T235">“@”符号</text:span></text:p>
      <text:p text:style-name="P41"><text:span text:style-name="T235">执行make命令时</text:span><text:span text:style-name="T236">，默认会把Makefile中的命令输出到屏幕</text:span><text:span text:style-name="T237">，如果不想要这样的输出时</text:span><text:span text:style-name="T238">，可以在Makefile文件中的命令前添加</text:span><text:span text:style-name="T239">“@”符号，对应的命令就不会输出到屏幕</text:span><text:span text:style-name="T240">。</text:span></text:p>
      <text:p text:style-name="P97">2、使用make命令的参数</text:p>
      <text:p text:style-name="P42"><text:span text:style-name="T241">make命令的参数众多</text:span><text:span text:style-name="T242">，可在shell中通过</text:span><text:span text:style-name="T243">“man”来查看</text:span><text:span text:style-name="T244">，这里简单介绍几个。</text:span></text:p>
      <text:p text:style-name="P43"><text:span text:style-name="T245">-n：只显示Makefile中的命令</text:span><text:span text:style-name="T246">，但不真正执行</text:span><text:span text:style-name="T247">，可查看Makefile的执行过程。</text:span></text:p>
      <text:p text:style-name="P44"><text:span text:style-name="T248">-s：不显示Makefile中的任何命令</text:span><text:span text:style-name="T249">，但这些命令会执行到</text:span><text:span text:style-name="T250">。</text:span></text:p>
      <text:p text:style-name="P98">-i：忽略所有命令的错误。</text:p>
      <text:p text:style-name="P99">-k：当前命令有错误时，继续执行其它的。</text:p>
      <text:p text:style-name="P100">-w：执行Makefile时，输出目录信息。</text:p>
      <text:p text:style-name="P101">3、命令结果传递</text:p>
      <text:p text:style-name="P45"><text:span text:style-name="T251">如果想要上一条命令的结果作用下一条命令</text:span><text:span text:style-name="T252">，那么这两条命令就应该写在一行</text:span><text:span text:style-name="T253">，以分号分隔</text:span><text:span text:style-name="T254">，如果这两条命令独立成行的话</text:span><text:span text:style-name="T255">，结果就大不同了，如下Makefile</text:span><text:span text:style-name="T256">：</text:span></text:p>
      <text:p text:style-name="P108">.PHONY: all </text:p>
      <text:p text:style-name="P108">all: </text:p>
      <text:p text:style-name="P108"/>
      <text:p text:style-name="P108">showcur: </text:p>
      <text:p text:style-name="P108"><text:tab/>cd /home </text:p>
      <text:p text:style-name="P108"><text:tab/>pwd </text:p>
      <text:p text:style-name="P108"/>
      <text:p text:style-name="P108">showhome: </text:p>
      <text:p text:style-name="P108"><text:tab/>cd /home; pwd</text:p>
      <text:p text:style-name="P45"><text:span text:style-name="T254">当我们</text:span><text:span text:style-name="T257">“make showcur”时</text:span><text:span text:style-name="T258">，pwd命令显示的当前路径</text:span><text:span text:style-name="T259">。</text:span></text:p>
      <text:p text:style-name="P46"><text:span text:style-name="T254">当我们</text:span><text:span text:style-name="T257">“make showhome”时</text:span><text:span text:style-name="T258">，pwd命令显示的home路径</text:span><text:span text:style-name="T259">。</text:span></text:p>
      <text:p text:style-name="P47"><text:span text:style-name="T260">4、妙用减号</text:span><text:span text:style-name="T261">“-”</text:span></text:p>
      <text:p text:style-name="P45"><text:span text:style-name="T254">在bash中执行命令时</text:span><text:span text:style-name="T287">，都有一个回传码，</text:span><text:span text:style-name="T288">0表示目录正确执行。</text:span><text:span text:style-name="T254">前面我们介绍</text:span><text:soft-page-break/><text:span text:style-name="T254">过减号</text:span><text:span text:style-name="T262">“-”的用法，在一个命令的前面，表示这个命令出错时忽略出错信息</text:span><text:span text:style-name="T263">，继续执行其它的。</text:span></text:p>
      <text:p text:style-name="P102">5、嵌套执行make命令</text:p>
      <text:p text:style-name="P48"><text:span text:style-name="T264">大型工程中</text:span><text:span text:style-name="T265">，代码一般会以功能模块划分</text:span><text:span text:style-name="T266">，每个功能模块都会有自己的Makefile</text:span><text:span text:style-name="T267">，例如当前目录有一个Makefile和subdir目录</text:span><text:span text:style-name="T268">，subdir目录中又有一个Makefile</text:span><text:span text:style-name="T269">，那么我们如何在当前目录的 Makefile中直接执行subdir目录中的Makefile呢</text:span><text:span text:style-name="T270">？下面两种方法都是可以的</text:span><text:span text:style-name="T272">。</text:span></text:p>
      <text:p text:style-name="P109">submodule: </text:p>
      <text:p text:style-name="P109"><text:tab/>$(MAKE) -C subdir</text:p>
      <text:p text:style-name="P110"># or</text:p>
      <text:p text:style-name="P111">submodule: </text:p>
      <text:p text:style-name="P111"><text:tab/># cd subdir &amp;&amp; $(MAKE) </text:p>
      <text:p text:style-name="P49"><text:span text:style-name="T271">subdir这个子目录中的Makefile如下</text:span><text:span text:style-name="T281">：</text:span></text:p>
      <text:p text:style-name="P112">sub: </text:p>
      <text:p text:style-name="P112"><text:tab/>@echo "Makefile in subdir" <text:tab/></text:p>
      <text:p text:style-name="P49"><text:span text:style-name="T271">当我们</text:span><text:span text:style-name="T273">“make submodule”时</text:span><text:span text:style-name="T274">，subdir这个子目录中的 Makefile就会执行</text:span><text:span text:style-name="T275">。</text:span></text:p>
      <text:p text:style-name="P103">6、变量传递</text:p>
      <text:p text:style-name="P50"><text:span text:style-name="T276">变量传递类似于bash中把当前shell的变量传递到其子shell</text:span><text:span text:style-name="T277">，这里是传递到子目录中的Makefile</text:span><text:span text:style-name="T278">，使用</text:span><text:span text:style-name="T279">“export”关键字，不想传递时使用</text:span><text:span text:style-name="T280">“unexport”</text:span><text:span text:style-name="T282">。如下例子所示。</text:span></text:p>
      <text:p text:style-name="P50"><text:span text:style-name="T282">当前目录Makefile</text:span><text:span text:style-name="T283">：</text:span></text:p>
      <text:p text:style-name="P113">fathervar = "father" </text:p>
      <text:p text:style-name="P113">export fathervar </text:p>
      <text:p text:style-name="P113">submodule: <text:tab/> </text:p>
      <text:p text:style-name="P113"><text:tab/>$(MAKE) -C subdir</text:p>
      <text:p text:style-name="P45"><text:span text:style-name="T251">subdir这个子目录的Makefile</text:span><text:span text:style-name="T284">：</text:span></text:p>
      <text:p text:style-name="P114">sub: </text:p>
      <text:p text:style-name="P114"><text:tab/>@echo "Makefile in subdir" </text:p>
      <text:p text:style-name="P114"><text:tab/>@echo $(fathervar)</text:p>
      <text:p text:style-name="P45"><text:span text:style-name="T251">如果想传递所有的变量</text:span><text:span text:style-name="T285">，export后不加任何东西即可</text:span><text:span text:style-name="T286">。</text:span></text:p>
      <text:p text:style-name="P51"><text:span text:style-name="T289">7、美元符号</text:span><text:span text:style-name="T290">“$”</text:span></text:p>
      <text:p text:style-name="P52"><text:span text:style-name="T286">在Makefile中</text:span><text:span text:style-name="T289">美元符号</text:span><text:span text:style-name="T290">“$”随处可见</text:span><text:span text:style-name="T291">，访问变量或者调用函数</text:span><text:span text:style-name="T292">，当使用真实的美元符号时</text:span><text:span text:style-name="T293">，类似于转义字符</text:span><text:span text:style-name="T294">，形式为</text:span><text:span text:style-name="T295">“$$”。</text:span></text:p>
      <text:p text:style-name="P53"><text:span text:style-name="T296">8</text:span><text:span text:style-name="T297">、变量嵌套与拼接</text:span></text:p>
      <text:p text:style-name="P54"><text:soft-page-break/><text:span text:style-name="T297">变量可以嵌套在一起使用</text:span><text:span text:style-name="T299">，</text:span><text:span text:style-name="T297">变量拼接用法同shell脚本</text:span><text:span text:style-name="T298">，将变量直接连在一起写即可</text:span><text:span text:style-name="T300">，如下Makefile：</text:span></text:p>
      <text:p text:style-name="P115">A := a </text:p>
      <text:p text:style-name="P115">B := b </text:p>
      <text:p text:style-name="P115">ab := "vars" </text:p>
      <text:p text:style-name="P115">multivar: </text:p>
      <text:p text:style-name="P115"><text:tab/>echo $($(A)$(B))</text:p>
      <text:p text:style-name="P45"><text:span text:style-name="T286">执行结果是</text:span><text:span text:style-name="T301">“vars”。</text:span></text:p>
      <text:p text:style-name="P104">9、空变量与空格</text:p>
      <text:p text:style-name="P55"><text:span text:style-name="T302">如下例子</text:span><text:span text:style-name="T303">，nullstring为空变量，什么也没有，space为空格。</text:span></text:p>
      <text:p text:style-name="P123">nullstring := </text:p>
      <text:p text:style-name="P123">space := $(nullstring)</text:p>
      <text:p text:style-name="P105">10、“override”用法</text:p>
      <text:p text:style-name="P56"><text:span text:style-name="T305">如果有变量是通常make的命令行参数设置的</text:span><text:span text:style-name="T306">，那么Makefile中对这个变量的赋值会被忽略</text:span><text:span text:style-name="T307">，如果你想在Makefile中设置这类参数的值</text:span><text:span text:style-name="T308">，那么</text:span><text:span text:style-name="T309">，你可以使用“override”，基本语法如下</text:span><text:span text:style-name="T310">：</text:span></text:p>
      <text:p text:style-name="P116">override &lt;variable&gt; = &lt;value&gt;</text:p>
      <text:p text:style-name="P57"><text:span text:style-name="T311">11</text:span><text:span text:style-name="T312">、局部变量</text:span></text:p>
      <text:p text:style-name="P57"><text:span text:style-name="T312">上面Makefile的例子中我们定义的变量都是全局变量</text:span><text:span text:style-name="T313">，我们还可以定义局部变量</text:span><text:span text:style-name="T314">，也叫目标变量</text:span><text:span text:style-name="T315">，例子如下：</text:span></text:p>
      <text:p text:style-name="P117">globalvar := "global" </text:p>
      <text:p text:style-name="P117">local: globalvar := "local" </text:p>
      <text:p text:style-name="P117">local: </text:p>
      <text:p text:style-name="P117"><text:tab/>echo $(globalvar)</text:p>
      <text:p text:style-name="P117"/>
      <text:p text:style-name="P118">local2: </text:p>
      <text:p text:style-name="P118"><text:tab/>echo $(globalvar)</text:p>
      <text:p text:style-name="P57"><text:span text:style-name="T312">globalvar是个全局变量</text:span><text:span text:style-name="T316">，在local这个目标中进行了重定义</text:span><text:span text:style-name="T317">，变成了局部变量</text:span><text:span text:style-name="T318">，然后在local目标中访问时值为</text:span><text:span text:style-name="T319">“local”，而local</text:span><text:span text:style-name="T320">2中</text:span><text:span text:style-name="T319">还是“global”。</text:span></text:p>
      <text:p text:style-name="P1">三、Makefile函数</text:p>
      <text:p text:style-name="P1">Makefile中的函数众多<text:span text:style-name="T329">，可以用来处理变量</text:span><text:span text:style-name="T344">、文件名等</text:span><text:span text:style-name="T330">，提供变量的灵活性</text:span><text:span text:style-name="T332">，</text:span><text:span text:style-name="T330">返回值可以直接当变量来使用</text:span><text:span text:style-name="T331">，这里只给出函数调用的一般形式及用法</text:span><text:span text:style-name="T333">。</text:span></text:p>
      <text:p text:style-name="P1"><text:span text:style-name="T333">语法格式</text:span><text:span text:style-name="T334">：</text:span></text:p>
      <text:p text:style-name="P119">$(&lt;function&gt; &lt;arguments&gt;)</text:p>
      <text:p text:style-name="P60"><text:soft-page-break/><text:span text:style-name="T335">语法格式一目了然，函数名与参数列表以空格分开</text:span><text:span text:style-name="T336">，参数列表内部的各个变量之间以逗号分隔</text:span><text:span text:style-name="T337">，介绍一下subst函数</text:span><text:span text:style-name="T338">，形式如下：</text:span></text:p>
      <text:p text:style-name="P120">$(subst &lt;from&gt;,&lt;to&gt;,&lt;text&gt;)</text:p>
      <text:p text:style-name="P61"><text:span text:style-name="T339">表示在text中，把from全部替换为to，返回新的内容</text:span><text:span text:style-name="T340">，如下例子：</text:span></text:p>
      <text:p text:style-name="P121">funcvar := "hello Makefile" </text:p>
      <text:p text:style-name="P121">func: </text:p>
      <text:p text:style-name="P121"><text:tab/>echo $(subst l,L,$(funcvar))</text:p>
      <text:p text:style-name="P59"><text:span text:style-name="T334">输出结果为</text:span><text:span text:style-name="T341">“heLLo Makefile”，小写l全部替换为了大些L，要注意参数列表中的各参数与逗号间不要留有空格</text:span><text:span text:style-name="T342">，否则替换时空格也起了作用</text:span><text:span text:style-name="T343">。</text:span></text:p>
      <text:p text:style-name="P59"><text:span text:style-name="T343">上面列举了subst函数的用法</text:span><text:span text:style-name="T345">，用来处理变量，还有其它一些函数</text:span><text:span text:style-name="T346">，如用来处理文件名的dir函数</text:span><text:span text:style-name="T349">以及一些特殊的函数如</text:span><text:span text:style-name="T347">foreach</text:span><text:span text:style-name="T348">、if</text:span><text:span text:style-name="T350">、call</text:span><text:span text:style-name="T351">、origin</text:span><text:span text:style-name="T352">、shell</text:span><text:span text:style-name="T350">等，</text:span>用法大同小异<text:span text:style-name="T353">，这里不再赘述。</text:span></text:p>
      <text:p text:style-name="P62"><text:span text:style-name="T353">另外</text:span><text:span text:style-name="T354">，还有控制make的函数，类似于C/C</text:span><text:span text:style-name="T355">++的assert，它们是error和warning</text:span><text:span text:style-name="T356">，error直接终止程序运行，warning产生警告但不影响运行。</text:span></text:p>
      <text:p text:style-name="P62">四<text:span text:style-name="T304">、条件编译</text:span></text:p>
      <text:p text:style-name="P1"><text:span text:style-name="T304">关键字</text:span><text:span text:style-name="T321">：ifeq、inneq、indef、inndef、else、endif。前面两个关键字用于判断相等与否</text:span><text:span text:style-name="T322">，中间两个变量类似于C/</text:span><text:span text:style-name="T323">C++中的宏定义，else是个可选的关键字</text:span><text:span text:style-name="T324">，endif放在条件编译的最后</text:span><text:span text:style-name="T325">，如下例子：</text:span></text:p>
      <text:p text:style-name="P122">ifvar := </text:p>
      <text:p text:style-name="P122">ifdef ifvar </text:p>
      <text:p text:style-name="P122">ifvar += "defined" </text:p>
      <text:p text:style-name="P122">else </text:p>
      <text:p text:style-name="P122">ifvar := "not defined" </text:p>
      <text:p text:style-name="P122">endif </text:p>
      <text:p text:style-name="P122">condition: </text:p>
      <text:p text:style-name="P122"><text:tab/>echo $(ifvar)</text:p>
      <text:p text:style-name="P58"><text:span text:style-name="T326">“make condition”时，因为ifvar变量为空</text:span><text:span text:style-name="T327">，make认为是没有定义的</text:span><text:span text:style-name="T328">，所以输出结果为“not undefined”。</text:span></text:p>
      <text:p text:style-name="P1">五、Makefile自动变量</text:p>
      <text:p text:style-name="P1">上面的Makefile例子中提到了许多自动变量<text:span text:style-name="T357">，下面做个简单的总结。</text:span></text:p>
      <text:p text:style-name="P63"><text:span text:style-name="T358">$@：目标文件集</text:span><text:span text:style-name="T359">。</text:span></text:p>
      <text:p text:style-name="P64"><text:span text:style-name="T360">$%：只有目标为函数库文件时</text:span><text:span text:style-name="T361">，这个变量才有效，如Linux下的“.a”静态库，否则为空</text:span><text:span text:style-name="T362">，有效时其值为函数库文件中的成员名</text:span><text:span text:style-name="T363">。</text:span></text:p>
      <text:p text:style-name="P65"><text:span text:style-name="T364">$&lt;：依赖文件中的第一个文件</text:span><text:span text:style-name="T365">，当依赖文件使用了模式变量即</text:span><text:span text:style-name="T366">“%”，上面的</text:span><text:soft-page-break/><text:span text:style-name="T366">例子中有使用过</text:span><text:span text:style-name="T368">，</text:span><text:span text:style-name="T366">那么其值将是符合该模式的一系列的文件集</text:span><text:span text:style-name="T367">，结果是一个一个取出来的</text:span><text:span text:style-name="T369">。</text:span></text:p>
      <text:p text:style-name="P66"><text:span text:style-name="T370">$?：比目标文件新的依赖文件的集合</text:span><text:span text:style-name="T371">，空格分开。</text:span></text:p>
      <text:p text:style-name="P67"><text:span text:style-name="T372">$^：依赖文件的集合</text:span><text:span text:style-name="T374">，空格分开</text:span><text:span text:style-name="T376">，去重</text:span><text:span text:style-name="T373">。</text:span></text:p>
      <text:p text:style-name="P68"><text:span text:style-name="T372">$</text:span><text:span text:style-name="T375">+</text:span><text:span text:style-name="T372">：依赖文件的集合</text:span><text:span text:style-name="T374">，空格分开</text:span><text:span text:style-name="T377">，不去重</text:span><text:span text:style-name="T373">。</text:span></text:p>
      <text:p text:style-name="P69"><text:span text:style-name="T372">$*：</text:span><text:span text:style-name="T374">当使用了模式匹配即</text:span><text:span text:style-name="T378">“%”，其值是%</text:span><text:span text:style-name="T379">代表的值及%之前的部分，如果没有使用模式匹配</text:span><text:span text:style-name="T380">，最起码文件名要有个后缀</text:span><text:span text:style-name="T381">，如foo.c，那么这个值为foo，否则为空</text:span><text:span text:style-name="T373">。</text:span></text:p>
      <text:p text:style-name="P69"><text:span text:style-name="T373">上面的七个自动变量还可以分别加上</text:span><text:span text:style-name="T382">“D”和“F”，举个例子</text:span><text:span text:style-name="T383">如下。</text:span></text:p>
      <text:p text:style-name="P70"><text:span text:style-name="T358">$</text:span><text:span text:style-name="T384">(</text:span><text:span text:style-name="T358">@</text:span><text:span text:style-name="T384">D)</text:span><text:span text:style-name="T358">：目标文件集</text:span><text:span text:style-name="T385">的目录部分，如</text:span><text:span text:style-name="T387">“dir/foo.o”，其值为“dir”。</text:span></text:p>
      <text:p text:style-name="P71"><text:span text:style-name="T358">$</text:span><text:span text:style-name="T384">(</text:span><text:span text:style-name="T358">@</text:span><text:span text:style-name="T384">F)</text:span><text:span text:style-name="T358">：目标文件集</text:span><text:span text:style-name="T359">的文件部分</text:span><text:span text:style-name="T386">，</text:span><text:span text:style-name="T385">如</text:span><text:span text:style-name="T387">“dir/foo.o”，其值为“foo.o”。</text:span></text:p>
      <text:p text:style-name="P106">########## end ##########</text:p>
      <text:p text:style-name="P107"><text:span text:style-name="T388">Makefile介绍完毕，熟悉以上Makefile规则后</text:span><text:span text:style-name="T389">，就可以搞定一个大型工程的编译法则喽</text:span><text:span text:style-name="T390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8-03T13:09:39</meta:creation-date>
    <meta:generator>LibreOffice/4.0.2.2$Linux_X86_64 LibreOffice_project/400m0$Build-2</meta:generator>
    <dc:date>2015-08-05T14:09:17</dc:date>
    <dc:creator>hanjunjie </dc:creator>
    <meta:editing-duration>PT17H6M7S</meta:editing-duration>
    <meta:editing-cycles>625</meta:editing-cycles>
    <meta:document-statistic meta:table-count="0" meta:image-count="0" meta:object-count="0" meta:page-count="13" meta:paragraph-count="280" meta:word-count="5388" meta:character-count="9875" meta:non-whitespace-character-count="9449"/>
  </office:meta>
</office:document-meta>
</file>